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665in" loext:contextual-spacing="false"/>
      <style:text-properties style:font-name="Courier New" fo:font-size="12pt" style:font-size-asian="12pt" style:font-name-complex="Courier New" style:font-size-complex="12pt"/>
    </style:style>
    <style:style style:name="P2" style:family="paragraph" style:parent-style-name="Standard">
      <style:paragraph-properties fo:margin-top="0in" fo:margin-bottom="0.1665in" loext:contextual-spacing="false"/>
      <style:text-properties style:font-name="Courier New" fo:font-size="12pt" officeooo:rsid="003b5934" officeooo:paragraph-rsid="003b5934" style:font-size-asian="12pt" style:font-name-complex="Courier New" style:font-size-complex="12pt"/>
    </style:style>
    <style:style style:name="P3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0b502f2" style:font-size-asian="12pt" style:font-name-complex="Courier New" style:font-size-complex="12pt"/>
    </style:style>
    <style:style style:name="P4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1b55656" style:font-size-asian="12pt" style:font-name-complex="Courier New" style:font-size-complex="12pt"/>
    </style:style>
    <style:style style:name="P5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65c86f" style:font-size-asian="12pt" style:font-name-complex="Courier New" style:font-size-complex="12pt"/>
    </style:style>
    <style:style style:name="P6" style:family="paragraph" style:parent-style-name="Standard">
      <style:paragraph-properties fo:margin-top="0in" fo:margin-bottom="0.1665in" loext:contextual-spacing="false"/>
      <style:text-properties style:font-name="Courier New" fo:font-size="12pt" officeooo:rsid="04789cf9" officeooo:paragraph-rsid="04789cf9" style:font-size-asian="12pt" style:font-name-complex="Courier New" style:font-size-complex="12pt"/>
    </style:style>
    <style:style style:name="P7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8d5eeb" style:font-size-asian="12pt" style:font-name-complex="Courier New" style:font-size-complex="12pt"/>
    </style:style>
    <style:style style:name="P8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922ec6" style:font-size-asian="12pt" style:font-name-complex="Courier New" style:font-size-complex="12pt"/>
    </style:style>
    <style:style style:name="P9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9468aa" style:font-size-asian="12pt" style:font-name-complex="Courier New" style:font-size-complex="12pt"/>
    </style:style>
    <style:style style:name="P10" style:family="paragraph" style:parent-style-name="Standard">
      <style:paragraph-properties fo:margin-top="0in" fo:margin-bottom="0.1665in" loext:contextual-spacing="false"/>
      <style:text-properties style:font-name="Courier New" fo:font-size="12pt" officeooo:rsid="0472e783" officeooo:paragraph-rsid="0499fc30" style:font-size-asian="12pt" style:font-name-complex="Courier New" style:font-size-complex="12pt"/>
    </style:style>
    <style:style style:name="P11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a263a6" style:font-size-asian="12pt" style:font-name-complex="Courier New" style:font-size-complex="12pt"/>
    </style:style>
    <style:style style:name="P12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a5a871" style:font-size-asian="12pt" style:font-name-complex="Courier New" style:font-size-complex="12pt"/>
    </style:style>
    <style:style style:name="P13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a6f17b" style:font-size-asian="12pt" style:font-name-complex="Courier New" style:font-size-complex="12pt"/>
    </style:style>
    <style:style style:name="P14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b16df2" style:font-size-asian="12pt" style:font-name-complex="Courier New" style:font-size-complex="12pt"/>
    </style:style>
    <style:style style:name="P15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b2e1a1" style:font-size-asian="12pt" style:font-name-complex="Courier New" style:font-size-complex="12pt"/>
    </style:style>
    <style:style style:name="P16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b2fd5c" style:font-size-asian="12pt" style:font-name-complex="Courier New" style:font-size-complex="12pt"/>
    </style:style>
    <style:style style:name="P17" style:family="paragraph" style:parent-style-name="Standard">
      <style:paragraph-properties fo:margin-top="0in" fo:margin-bottom="0.1665in" loext:contextual-spacing="false"/>
      <style:text-properties style:font-name="Courier New" fo:font-size="12pt" officeooo:rsid="0285cd1f" officeooo:paragraph-rsid="04b2fd5c" style:font-size-asian="12pt" style:font-name-complex="Courier New" style:font-size-complex="12pt"/>
    </style:style>
    <style:style style:name="P18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b34a38" style:font-size-asian="12pt" style:font-name-complex="Courier New" style:font-size-complex="12pt"/>
    </style:style>
    <style:style style:name="P19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b49a52" style:font-size-asian="12pt" style:font-name-complex="Courier New" style:font-size-complex="12pt"/>
    </style:style>
    <style:style style:name="P20" style:family="paragraph" style:parent-style-name="Standard">
      <style:paragraph-properties fo:margin-top="0in" fo:margin-bottom="0.1665in" loext:contextual-spacing="false"/>
      <style:text-properties style:font-name="Courier New" fo:font-size="12pt" officeooo:rsid="04c233b6" officeooo:paragraph-rsid="04c233b6" style:font-size-asian="12pt" style:font-name-complex="Courier New" style:font-size-complex="12pt"/>
    </style:style>
    <style:style style:name="P21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c37550" style:font-size-asian="12pt" style:font-name-complex="Courier New" style:font-size-complex="12pt"/>
    </style:style>
    <style:style style:name="P22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c3a81b" style:font-size-asian="12pt" style:font-name-complex="Courier New" style:font-size-complex="12pt"/>
    </style:style>
    <style:style style:name="P23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c69f60" style:font-size-asian="12pt" style:font-name-complex="Courier New" style:font-size-complex="12pt"/>
    </style:style>
    <style:style style:name="P24" style:family="paragraph" style:parent-style-name="Standard">
      <style:paragraph-properties fo:margin-top="0in" fo:margin-bottom="0.1665in" loext:contextual-spacing="false"/>
      <style:text-properties style:font-name="Courier New" fo:font-size="12pt" officeooo:rsid="00b797eb" officeooo:paragraph-rsid="04f3fd0b" style:font-size-asian="12pt" style:font-name-complex="Courier New" style:font-size-complex="12pt"/>
    </style:style>
    <style:style style:name="P25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cebd86" style:font-size-asian="12pt" style:font-name-complex="Courier New" style:font-size-complex="12pt"/>
    </style:style>
    <style:style style:name="P26" style:family="paragraph" style:parent-style-name="Standard">
      <style:paragraph-properties fo:margin-top="0in" fo:margin-bottom="0.1665in" loext:contextual-spacing="false"/>
      <style:text-properties style:font-name="Courier New" officeooo:paragraph-rsid="0490bf59" style:font-name-complex="Courier New" style:font-size-complex="12pt"/>
    </style:style>
    <style:style style:name="P27" style:family="paragraph" style:parent-style-name="Standard">
      <style:paragraph-properties fo:margin-top="0in" fo:margin-bottom="0.1665in" loext:contextual-spacing="false"/>
      <style:text-properties style:font-name="Courier New" officeooo:paragraph-rsid="04922ec6" style:font-name-complex="Courier New" style:font-size-complex="12pt"/>
    </style:style>
    <style:style style:name="P28" style:family="paragraph" style:parent-style-name="Standard">
      <style:paragraph-properties fo:margin-top="0in" fo:margin-bottom="0.1665in" loext:contextual-spacing="false"/>
      <style:text-properties style:font-name="Courier New" officeooo:paragraph-rsid="04a6f17b" style:font-name-complex="Courier New" style:font-size-complex="12pt"/>
    </style:style>
    <style:style style:name="P29" style:family="paragraph" style:parent-style-name="Standard">
      <style:paragraph-properties fo:margin-top="0in" fo:margin-bottom="0.1665in" loext:contextual-spacing="false"/>
      <style:text-properties style:font-name="Courier New" officeooo:paragraph-rsid="04b13589" style:font-name-complex="Courier New" style:font-size-complex="12pt"/>
    </style:style>
    <style:style style:name="P30" style:family="paragraph" style:parent-style-name="Standard">
      <style:paragraph-properties fo:margin-top="0in" fo:margin-bottom="0.1665in" loext:contextual-spacing="false"/>
      <style:text-properties style:font-name="Courier New" officeooo:paragraph-rsid="04ee9fe6" style:font-name-complex="Courier New" style:font-size-complex="12pt"/>
    </style:style>
    <style:style style:name="P31" style:family="paragraph" style:parent-style-name="Standard">
      <style:paragraph-properties fo:margin-top="0in" fo:margin-bottom="0.1665in" loext:contextual-spacing="false"/>
      <style:text-properties style:font-name="Courier New" officeooo:paragraph-rsid="05038bbe" style:font-name-complex="Courier New" style:font-size-complex="12pt"/>
    </style:style>
    <style:style style:name="P32" style:family="paragraph" style:parent-style-name="Standard">
      <style:paragraph-properties fo:margin-top="0in" fo:margin-bottom="0.1665in" loext:contextual-spacing="false"/>
      <style:text-properties style:font-name="Courier New" officeooo:paragraph-rsid="050ae343" style:font-name-complex="Courier New" style:font-size-complex="12pt"/>
    </style:style>
    <style:style style:name="P33" style:family="paragraph" style:parent-style-name="Standard">
      <style:paragraph-properties fo:margin-top="0in" fo:margin-bottom="0.1665in" loext:contextual-spacing="false"/>
      <style:text-properties style:font-name="Courier New" officeooo:paragraph-rsid="050b4637" style:font-name-complex="Courier New" style:font-size-complex="12pt"/>
    </style:style>
    <style:style style:name="P34" style:family="paragraph" style:parent-style-name="Standard">
      <style:paragraph-properties fo:margin-top="0in" fo:margin-bottom="0.1665in" loext:contextual-spacing="false"/>
      <style:text-properties style:font-name="Courier New" officeooo:paragraph-rsid="04b2fd5c" style:font-name-complex="Courier New" style:font-size-complex="12pt"/>
    </style:style>
    <style:style style:name="P35" style:family="paragraph" style:parent-style-name="Standard">
      <style:paragraph-properties fo:margin-top="0in" fo:margin-bottom="0.1665in" loext:contextual-spacing="false"/>
      <style:text-properties officeooo:paragraph-rsid="00b502f2"/>
    </style:style>
    <style:style style:name="P36" style:family="paragraph" style:parent-style-name="Standard">
      <style:paragraph-properties fo:margin-top="0in" fo:margin-bottom="0.1665in" loext:contextual-spacing="false"/>
      <style:text-properties officeooo:paragraph-rsid="00b608dc"/>
    </style:style>
    <style:style style:name="P37" style:family="paragraph" style:parent-style-name="Standard">
      <style:paragraph-properties fo:margin-top="0in" fo:margin-bottom="0.1665in" loext:contextual-spacing="false"/>
      <style:text-properties officeooo:rsid="00b608dc" officeooo:paragraph-rsid="00b608dc"/>
    </style:style>
    <style:style style:name="P38" style:family="paragraph" style:parent-style-name="Standard">
      <style:paragraph-properties fo:margin-top="0in" fo:margin-bottom="0.1665in" loext:contextual-spacing="false"/>
      <style:text-properties officeooo:rsid="00c9ba0e" officeooo:paragraph-rsid="00cced37"/>
    </style:style>
    <style:style style:name="P39" style:family="paragraph" style:parent-style-name="Standard">
      <style:paragraph-properties fo:margin-top="0in" fo:margin-bottom="0.1665in" loext:contextual-spacing="false"/>
      <style:text-properties officeooo:paragraph-rsid="00cced37"/>
    </style:style>
    <style:style style:name="P40" style:family="paragraph" style:parent-style-name="Standard">
      <style:paragraph-properties fo:margin-top="0in" fo:margin-bottom="0.1665in" loext:contextual-spacing="false"/>
      <style:text-properties officeooo:rsid="00cced37" officeooo:paragraph-rsid="00cced37"/>
    </style:style>
    <style:style style:name="P41" style:family="paragraph" style:parent-style-name="Standard">
      <style:paragraph-properties fo:margin-top="0in" fo:margin-bottom="0.1665in" loext:contextual-spacing="false"/>
      <style:text-properties officeooo:paragraph-rsid="04738c1d"/>
    </style:style>
    <style:style style:name="P42" style:family="paragraph" style:parent-style-name="Standard">
      <style:paragraph-properties fo:margin-top="0in" fo:margin-bottom="0.1665in" loext:contextual-spacing="false"/>
      <style:text-properties officeooo:rsid="0486f401" officeooo:paragraph-rsid="048a864f"/>
    </style:style>
    <style:style style:name="P43" style:family="paragraph" style:parent-style-name="Standard">
      <style:paragraph-properties fo:margin-top="0in" fo:margin-bottom="0.1665in" loext:contextual-spacing="false"/>
      <style:text-properties officeooo:rsid="0488500b" officeooo:paragraph-rsid="0488500b"/>
    </style:style>
    <style:style style:name="P44" style:family="paragraph" style:parent-style-name="Standard">
      <style:paragraph-properties fo:margin-top="0in" fo:margin-bottom="0.1665in" loext:contextual-spacing="false"/>
      <style:text-properties officeooo:paragraph-rsid="048a864f"/>
    </style:style>
    <style:style style:name="P45" style:family="paragraph" style:parent-style-name="Standard">
      <style:paragraph-properties fo:margin-top="0in" fo:margin-bottom="0.1665in" loext:contextual-spacing="false"/>
      <style:text-properties officeooo:rsid="048d5eeb" officeooo:paragraph-rsid="048d5eeb"/>
    </style:style>
    <style:style style:name="P46" style:family="paragraph" style:parent-style-name="Standard">
      <style:paragraph-properties fo:margin-top="0in" fo:margin-bottom="0.1665in" loext:contextual-spacing="false"/>
      <style:text-properties officeooo:paragraph-rsid="048d5eeb"/>
    </style:style>
    <style:style style:name="P47" style:family="paragraph" style:parent-style-name="Standard">
      <style:paragraph-properties fo:margin-top="0in" fo:margin-bottom="0.1665in" loext:contextual-spacing="false"/>
      <style:text-properties officeooo:paragraph-rsid="048ec67a"/>
    </style:style>
    <style:style style:name="P48" style:family="paragraph" style:parent-style-name="Standard">
      <style:paragraph-properties fo:margin-top="0in" fo:margin-bottom="0.1665in" loext:contextual-spacing="false"/>
      <style:text-properties officeooo:paragraph-rsid="0496122e"/>
    </style:style>
    <style:style style:name="P49" style:family="paragraph" style:parent-style-name="Standard">
      <style:paragraph-properties fo:margin-top="0in" fo:margin-bottom="0.1665in" loext:contextual-spacing="false"/>
      <style:text-properties officeooo:paragraph-rsid="049be86f"/>
    </style:style>
    <style:style style:name="P50" style:family="paragraph" style:parent-style-name="Standard">
      <style:paragraph-properties fo:margin-top="0in" fo:margin-bottom="0.1665in" loext:contextual-spacing="false"/>
      <style:text-properties officeooo:paragraph-rsid="04a45d7f"/>
    </style:style>
    <style:style style:name="P51" style:family="paragraph" style:parent-style-name="Standard">
      <style:paragraph-properties fo:margin-top="0in" fo:margin-bottom="0.1665in" loext:contextual-spacing="false"/>
      <style:text-properties officeooo:paragraph-rsid="04abfa38"/>
    </style:style>
    <style:style style:name="P52" style:family="paragraph" style:parent-style-name="Standard">
      <style:paragraph-properties fo:margin-top="0in" fo:margin-bottom="0.1665in" loext:contextual-spacing="false"/>
      <style:text-properties officeooo:rsid="04abfa38" officeooo:paragraph-rsid="04abfa38"/>
    </style:style>
    <style:style style:name="P53" style:family="paragraph" style:parent-style-name="Standard">
      <style:paragraph-properties fo:margin-top="0in" fo:margin-bottom="0.1665in" loext:contextual-spacing="false"/>
      <style:text-properties officeooo:paragraph-rsid="04aeea85"/>
    </style:style>
    <style:style style:name="P54" style:family="paragraph" style:parent-style-name="Standard">
      <style:paragraph-properties fo:margin-top="0in" fo:margin-bottom="0.1665in" loext:contextual-spacing="false"/>
      <style:text-properties officeooo:paragraph-rsid="04afe9eb"/>
    </style:style>
    <style:style style:name="P55" style:family="paragraph" style:parent-style-name="Standard">
      <style:paragraph-properties fo:margin-top="0in" fo:margin-bottom="0.1665in" loext:contextual-spacing="false"/>
      <style:text-properties officeooo:paragraph-rsid="04b2fd5c"/>
    </style:style>
    <style:style style:name="P56" style:family="paragraph" style:parent-style-name="Standard">
      <style:paragraph-properties fo:margin-top="0in" fo:margin-bottom="0.1665in" loext:contextual-spacing="false"/>
      <style:text-properties officeooo:paragraph-rsid="04b57a73"/>
    </style:style>
    <style:style style:name="P57" style:family="paragraph" style:parent-style-name="Standard">
      <style:paragraph-properties fo:margin-top="0in" fo:margin-bottom="0.1665in" loext:contextual-spacing="false"/>
      <style:text-properties officeooo:paragraph-rsid="04b6f826"/>
    </style:style>
    <style:style style:name="P58" style:family="paragraph" style:parent-style-name="Standard">
      <style:paragraph-properties fo:margin-top="0in" fo:margin-bottom="0.1665in" loext:contextual-spacing="false"/>
      <style:text-properties officeooo:paragraph-rsid="04bbdfcc"/>
    </style:style>
    <style:style style:name="P59" style:family="paragraph" style:parent-style-name="Standard">
      <style:paragraph-properties fo:margin-top="0in" fo:margin-bottom="0.1665in" loext:contextual-spacing="false"/>
      <style:text-properties officeooo:paragraph-rsid="04bcb474"/>
    </style:style>
    <style:style style:name="P60" style:family="paragraph" style:parent-style-name="Standard">
      <style:paragraph-properties fo:margin-top="0in" fo:margin-bottom="0.1665in" loext:contextual-spacing="false"/>
      <style:text-properties officeooo:paragraph-rsid="04bcfae7"/>
    </style:style>
    <style:style style:name="P61" style:family="paragraph" style:parent-style-name="Standard">
      <style:paragraph-properties fo:margin-top="0in" fo:margin-bottom="0.1665in" loext:contextual-spacing="false"/>
      <style:text-properties officeooo:paragraph-rsid="04bea093"/>
    </style:style>
    <style:style style:name="P62" style:family="paragraph" style:parent-style-name="Standard">
      <style:paragraph-properties fo:margin-top="0in" fo:margin-bottom="0.1665in" loext:contextual-spacing="false"/>
      <style:text-properties officeooo:rsid="04bea093" officeooo:paragraph-rsid="04bea093"/>
    </style:style>
    <style:style style:name="P63" style:family="paragraph" style:parent-style-name="Standard">
      <style:paragraph-properties fo:margin-top="0in" fo:margin-bottom="0.1665in" loext:contextual-spacing="false"/>
      <style:text-properties officeooo:rsid="04bea093" officeooo:paragraph-rsid="04db03fa"/>
    </style:style>
    <style:style style:name="P64" style:family="paragraph" style:parent-style-name="Standard">
      <style:paragraph-properties fo:margin-top="0in" fo:margin-bottom="0.1665in" loext:contextual-spacing="false"/>
      <style:text-properties officeooo:paragraph-rsid="04c37550"/>
    </style:style>
    <style:style style:name="P65" style:family="paragraph" style:parent-style-name="Standard">
      <style:paragraph-properties fo:margin-top="0in" fo:margin-bottom="0.1665in" loext:contextual-spacing="false"/>
      <style:text-properties officeooo:paragraph-rsid="04c3a81b"/>
    </style:style>
    <style:style style:name="P66" style:family="paragraph" style:parent-style-name="Standard">
      <style:paragraph-properties fo:margin-top="0in" fo:margin-bottom="0.1665in" loext:contextual-spacing="false"/>
      <style:text-properties officeooo:paragraph-rsid="04cb1229"/>
    </style:style>
    <style:style style:name="P67" style:family="paragraph" style:parent-style-name="Standard">
      <style:paragraph-properties fo:margin-top="0in" fo:margin-bottom="0.1665in" loext:contextual-spacing="false"/>
      <style:text-properties officeooo:paragraph-rsid="04d2b7f7"/>
    </style:style>
    <style:style style:name="P68" style:family="paragraph" style:parent-style-name="Standard">
      <style:paragraph-properties fo:margin-top="0in" fo:margin-bottom="0.1665in" loext:contextual-spacing="false"/>
      <style:text-properties officeooo:paragraph-rsid="04ddd37f"/>
    </style:style>
    <style:style style:name="P69" style:family="paragraph" style:parent-style-name="Standard">
      <style:paragraph-properties fo:margin-top="0in" fo:margin-bottom="0.1665in" loext:contextual-spacing="false"/>
      <style:text-properties officeooo:paragraph-rsid="04df5a87"/>
    </style:style>
    <style:style style:name="P70" style:family="paragraph" style:parent-style-name="Standard">
      <style:paragraph-properties fo:margin-top="0in" fo:margin-bottom="0.1665in" loext:contextual-spacing="false"/>
      <style:text-properties officeooo:paragraph-rsid="04e4e382"/>
    </style:style>
    <style:style style:name="P71" style:family="paragraph" style:parent-style-name="Standard">
      <style:paragraph-properties fo:margin-top="0in" fo:margin-bottom="0.1665in" loext:contextual-spacing="false"/>
      <style:text-properties officeooo:rsid="04eca8a0" officeooo:paragraph-rsid="04eca8a0"/>
    </style:style>
    <style:style style:name="P72" style:family="paragraph" style:parent-style-name="Standard">
      <style:paragraph-properties fo:margin-top="0in" fo:margin-bottom="0.1665in" loext:contextual-spacing="false"/>
      <style:text-properties officeooo:paragraph-rsid="04f010a4"/>
    </style:style>
    <style:style style:name="P73" style:family="paragraph" style:parent-style-name="Standard">
      <style:paragraph-properties fo:margin-top="0in" fo:margin-bottom="0.1665in" loext:contextual-spacing="false"/>
      <style:text-properties officeooo:rsid="04f2a89b" officeooo:paragraph-rsid="04f2a89b"/>
    </style:style>
    <style:style style:name="P74" style:family="paragraph" style:parent-style-name="Standard">
      <style:paragraph-properties fo:margin-top="0in" fo:margin-bottom="0.1665in" loext:contextual-spacing="false"/>
      <style:text-properties officeooo:paragraph-rsid="04f42389"/>
    </style:style>
    <style:style style:name="P75" style:family="paragraph" style:parent-style-name="Standard">
      <style:paragraph-properties fo:margin-top="0in" fo:margin-bottom="0.1665in" loext:contextual-spacing="false"/>
      <style:text-properties officeooo:paragraph-rsid="04fa8b59"/>
    </style:style>
    <style:style style:name="P76" style:family="paragraph" style:parent-style-name="Standard">
      <style:paragraph-properties fo:margin-top="0in" fo:margin-bottom="0.1665in" loext:contextual-spacing="false"/>
      <style:text-properties officeooo:paragraph-rsid="04fcda67"/>
    </style:style>
    <style:style style:name="P77" style:family="paragraph" style:parent-style-name="Standard">
      <style:paragraph-properties fo:margin-top="0in" fo:margin-bottom="0.1665in" loext:contextual-spacing="false"/>
      <style:text-properties officeooo:paragraph-rsid="04feffb7"/>
    </style:style>
    <style:style style:name="P78" style:family="paragraph" style:parent-style-name="Standard">
      <style:paragraph-properties fo:margin-top="0in" fo:margin-bottom="0.1665in" loext:contextual-spacing="false"/>
      <style:text-properties officeooo:rsid="0506d025" officeooo:paragraph-rsid="0506d025"/>
    </style:style>
    <style:style style:name="P79" style:family="paragraph" style:parent-style-name="Standard">
      <style:paragraph-properties fo:margin-top="0in" fo:margin-bottom="0.1665in" loext:contextual-spacing="false"/>
      <style:text-properties officeooo:paragraph-rsid="0506d025"/>
    </style:style>
    <style:style style:name="P80" style:family="paragraph" style:parent-style-name="Standard">
      <style:paragraph-properties fo:margin-top="0in" fo:margin-bottom="0.1665in" loext:contextual-spacing="false"/>
      <style:text-properties officeooo:rsid="05137540" officeooo:paragraph-rsid="05137540"/>
    </style:style>
    <style:style style:name="P81" style:family="paragraph" style:parent-style-name="Standard">
      <style:paragraph-properties fo:margin-left="0in" fo:margin-right="0in" fo:text-indent="2in" style:auto-text-indent="false"/>
      <style:text-properties style:font-name="Courier New" fo:font-size="12pt" style:font-size-asian="12pt" style:font-name-complex="Courier New" style:font-size-complex="12pt"/>
    </style:style>
    <style:style style:name="P8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032479d" officeooo:paragraph-rsid="0032479d" style:font-size-asian="12pt" style:font-name-complex="Courier New" style:font-size-complex="12pt"/>
    </style:style>
    <style:style style:name="P83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032479d" officeooo:paragraph-rsid="0285cd1f" style:font-size-asian="12pt" style:font-name-complex="Courier New" style:font-size-complex="12pt"/>
    </style:style>
    <style:style style:name="P84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03b5934" style:font-size-asian="12pt" style:font-name-complex="Courier New" style:font-size-complex="12pt"/>
    </style:style>
    <style:style style:name="P85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0b502f2" style:font-size-asian="12pt" style:font-name-complex="Courier New" style:font-size-complex="12pt"/>
    </style:style>
    <style:style style:name="P86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0b608dc" style:font-size-asian="12pt" style:font-name-complex="Courier New" style:font-size-complex="12pt"/>
    </style:style>
    <style:style style:name="P87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0cced37" style:font-size-asian="12pt" style:font-name-complex="Courier New" style:font-size-complex="12pt"/>
    </style:style>
    <style:style style:name="P88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2b422b5" officeooo:paragraph-rsid="02b422b5" style:font-size-asian="12pt" style:font-name-complex="Courier New" style:font-size-complex="12pt"/>
    </style:style>
    <style:style style:name="P89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559375" style:font-size-asian="12pt" style:font-name-complex="Courier New" style:font-size-complex="12pt"/>
    </style:style>
    <style:style style:name="P90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6c42b0" officeooo:paragraph-rsid="046c42b0" style:font-size-asian="12pt" style:font-name-complex="Courier New" style:font-size-complex="12pt"/>
    </style:style>
    <style:style style:name="P9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777e6f" officeooo:paragraph-rsid="04777e6f" style:font-size-asian="12pt" style:font-name-complex="Courier New" style:font-size-complex="12pt"/>
    </style:style>
    <style:style style:name="P9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789cf9" style:font-size-asian="12pt" style:font-name-complex="Courier New" style:font-size-complex="12pt"/>
    </style:style>
    <style:style style:name="P93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a371ca" officeooo:paragraph-rsid="04a371ca" style:font-size-asian="12pt" style:font-name-complex="Courier New" style:font-size-complex="12pt"/>
    </style:style>
    <style:style style:name="P94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a6c366" officeooo:paragraph-rsid="04a6f17b" style:font-size-asian="12pt" style:font-name-complex="Courier New" style:font-size-complex="12pt"/>
    </style:style>
    <style:style style:name="P95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a8f032" style:font-size-asian="12pt" style:font-name-complex="Courier New" style:font-size-complex="12pt"/>
    </style:style>
    <style:style style:name="P96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abfa38" officeooo:paragraph-rsid="04abfa38" style:font-size-asian="12pt" style:font-name-complex="Courier New" style:font-size-complex="12pt"/>
    </style:style>
    <style:style style:name="P97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afe9eb" style:font-size-asian="12pt" style:font-name-complex="Courier New" style:font-size-complex="12pt"/>
    </style:style>
    <style:style style:name="P98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afe9eb" officeooo:paragraph-rsid="04afe9eb" style:font-size-asian="12pt" style:font-name-complex="Courier New" style:font-size-complex="12pt"/>
    </style:style>
    <style:style style:name="P99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b2fd5c" officeooo:paragraph-rsid="04b2fd5c" style:font-size-asian="12pt" style:font-name-complex="Courier New" style:font-size-complex="12pt"/>
    </style:style>
    <style:style style:name="P100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b2fd5c" style:font-size-asian="12pt" style:font-name-complex="Courier New" style:font-size-complex="12pt"/>
    </style:style>
    <style:style style:name="P10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b34a38" style:font-size-asian="12pt" style:font-name-complex="Courier New" style:font-size-complex="12pt"/>
    </style:style>
    <style:style style:name="P10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b6f826" style:font-size-asian="12pt" style:font-name-complex="Courier New" style:font-size-complex="12pt"/>
    </style:style>
    <style:style style:name="P103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bb75d4" style:font-size-asian="12pt" style:font-name-complex="Courier New" style:font-size-complex="12pt"/>
    </style:style>
    <style:style style:name="P104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bcb474" style:font-size-asian="12pt" style:font-name-complex="Courier New" style:font-size-complex="12pt"/>
    </style:style>
    <style:style style:name="P105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bea093" style:font-size-asian="12pt" style:font-name-complex="Courier New" style:font-size-complex="12pt"/>
    </style:style>
    <style:style style:name="P106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bea093" officeooo:paragraph-rsid="04df5a87" style:font-size-asian="12pt" style:font-name-complex="Courier New" style:font-size-complex="12pt"/>
    </style:style>
    <style:style style:name="P107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c233b6" style:font-size-asian="12pt" style:font-name-complex="Courier New" style:font-size-complex="12pt"/>
    </style:style>
    <style:style style:name="P108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c69f60" officeooo:paragraph-rsid="04c69f60" style:font-size-asian="12pt" style:font-name-complex="Courier New" style:font-size-complex="12pt"/>
    </style:style>
    <style:style style:name="P109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cb1229" officeooo:paragraph-rsid="04cb1229" style:font-size-asian="12pt" style:font-name-complex="Courier New" style:font-size-complex="12pt"/>
    </style:style>
    <style:style style:name="P110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eb3b65" style:font-size-asian="12pt" style:font-name-complex="Courier New" style:font-size-complex="12pt"/>
    </style:style>
    <style:style style:name="P11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ecc5ec" style:font-size-asian="12pt" style:font-name-complex="Courier New" style:font-size-complex="12pt"/>
    </style:style>
    <style:style style:name="P11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f010a4" style:font-size-asian="12pt" style:font-name-complex="Courier New" style:font-size-complex="12pt"/>
    </style:style>
    <style:style style:name="P113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f42389" style:font-size-asian="12pt" style:font-name-complex="Courier New" style:font-size-complex="12pt"/>
    </style:style>
    <style:style style:name="P114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08a216" style:font-size-asian="12pt" style:font-name-complex="Courier New" style:font-size-complex="12pt"/>
    </style:style>
    <style:style style:name="P115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5b2833" officeooo:paragraph-rsid="0513276a" style:font-size-asian="12pt" style:font-name-complex="Courier New" style:font-size-complex="12pt"/>
    </style:style>
    <style:style style:name="P116" style:family="paragraph" style:parent-style-name="Standard">
      <style:paragraph-properties fo:margin-left="0in" fo:margin-right="0in" fo:text-indent="2in" style:auto-text-indent="false"/>
      <style:text-properties style:font-name="Courier New" officeooo:paragraph-rsid="04922ec6" style:font-name-complex="Courier New" style:font-size-complex="12pt"/>
    </style:style>
    <style:style style:name="P117" style:family="paragraph" style:parent-style-name="Standard">
      <style:paragraph-properties fo:margin-left="0in" fo:margin-right="0in" fo:text-indent="2in" style:auto-text-indent="false"/>
      <style:text-properties style:font-name="Courier New" officeooo:paragraph-rsid="0493d07b" style:font-name-complex="Courier New" style:font-size-complex="12pt"/>
    </style:style>
    <style:style style:name="P118" style:family="paragraph" style:parent-style-name="Standard">
      <style:paragraph-properties fo:margin-left="0in" fo:margin-right="0in" fo:text-indent="2in" style:auto-text-indent="false"/>
      <style:text-properties style:font-name="Courier New" officeooo:paragraph-rsid="050b95c8" style:font-name-complex="Courier New" style:font-size-complex="12pt"/>
    </style:style>
    <style:style style:name="P119" style:family="paragraph" style:parent-style-name="Standard">
      <style:paragraph-properties fo:margin-left="0in" fo:margin-right="0in" fo:text-indent="2in" style:auto-text-indent="false"/>
      <style:text-properties style:font-name="Courier New" officeooo:paragraph-rsid="0511e990" style:font-name-complex="Courier New" style:font-size-complex="12pt"/>
    </style:style>
    <style:style style:name="P120" style:family="paragraph" style:parent-style-name="Standard">
      <style:paragraph-properties fo:margin-left="0in" fo:margin-right="0in" fo:text-indent="2in" style:auto-text-indent="false"/>
      <style:text-properties officeooo:paragraph-rsid="0496122e"/>
    </style:style>
    <style:style style:name="P121" style:family="paragraph" style:parent-style-name="Standard">
      <style:paragraph-properties fo:margin-left="0in" fo:margin-right="0in" fo:text-indent="2in" style:auto-text-indent="false"/>
      <style:text-properties officeooo:paragraph-rsid="04abfa38"/>
    </style:style>
    <style:style style:name="P122" style:family="paragraph" style:parent-style-name="Standard">
      <style:paragraph-properties fo:margin-left="0in" fo:margin-right="0in" fo:text-indent="2in" style:auto-text-indent="false"/>
      <style:text-properties officeooo:paragraph-rsid="04f60bf0"/>
    </style:style>
    <style:style style:name="P123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</style:style>
    <style:style style:name="P124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032479d"/>
    </style:style>
    <style:style style:name="P125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0b608dc"/>
    </style:style>
    <style:style style:name="P126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285cd1f"/>
    </style:style>
    <style:style style:name="P127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38c0a13"/>
    </style:style>
    <style:style style:name="P128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4bea093"/>
    </style:style>
    <style:style style:name="P129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4db03fa"/>
    </style:style>
    <style:style style:name="P130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4df5a87"/>
    </style:style>
    <style:style style:name="P131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style:font-size-asian="12pt" style:font-name-complex="Courier New" style:font-size-complex="12pt"/>
    </style:style>
    <style:style style:name="P13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03b5934" style:font-size-asian="12pt" style:font-name-complex="Courier New" style:font-size-complex="12pt"/>
    </style:style>
    <style:style style:name="P133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0b502f2" style:font-size-asian="12pt" style:font-name-complex="Courier New" style:font-size-complex="12pt"/>
    </style:style>
    <style:style style:name="P134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0b5bdd3" style:font-size-asian="12pt" style:font-name-complex="Courier New" style:font-size-complex="12pt"/>
    </style:style>
    <style:style style:name="P135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0b608dc" style:font-size-asian="12pt" style:font-name-complex="Courier New" style:font-size-complex="12pt"/>
    </style:style>
    <style:style style:name="P136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0cced37" style:font-size-asian="12pt" style:font-name-complex="Courier New" style:font-size-complex="12pt"/>
    </style:style>
    <style:style style:name="P137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3d48e8e" style:font-size-asian="12pt" style:font-name-complex="Courier New" style:font-size-complex="12pt"/>
    </style:style>
    <style:style style:name="P138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4559375" style:font-size-asian="12pt" style:font-name-complex="Courier New" style:font-size-complex="12pt"/>
    </style:style>
    <style:style style:name="P139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4585528" style:font-size-asian="12pt" style:font-name-complex="Courier New" style:font-size-complex="12pt"/>
    </style:style>
    <style:style style:name="P140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4777e6f" style:font-size-asian="12pt" style:font-name-complex="Courier New" style:font-size-complex="12pt"/>
    </style:style>
    <style:style style:name="P141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4b16df2" style:font-size-asian="12pt" style:font-name-complex="Courier New" style:font-size-complex="12pt"/>
    </style:style>
    <style:style style:name="P14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4b2fd5c" style:font-size-asian="12pt" style:font-name-complex="Courier New" style:font-size-complex="12pt"/>
    </style:style>
    <style:style style:name="P143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4cb1229" style:font-size-asian="12pt" style:font-name-complex="Courier New" style:font-size-complex="12pt"/>
    </style:style>
    <style:style style:name="P144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4f010a4" style:font-size-asian="12pt" style:font-name-complex="Courier New" style:font-size-complex="12pt"/>
    </style:style>
    <style:style style:name="P145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508a216" style:font-size-asian="12pt" style:font-name-complex="Courier New" style:font-size-complex="12pt"/>
    </style:style>
    <style:style style:name="P146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50f33e6" style:font-size-asian="12pt" style:font-name-complex="Courier New" style:font-size-complex="12pt"/>
    </style:style>
    <style:style style:name="P147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c58ee3" officeooo:paragraph-rsid="00c58ee3" style:font-size-asian="12pt" style:font-name-complex="Courier New" style:font-size-complex="12pt"/>
    </style:style>
    <style:style style:name="P148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3b5934" officeooo:paragraph-rsid="01934724" style:font-size-asian="12pt" style:font-name-complex="Courier New" style:font-size-complex="12pt"/>
    </style:style>
    <style:style style:name="P149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789cf9" officeooo:paragraph-rsid="04789cf9" style:font-size-asian="12pt" style:font-name-complex="Courier New" style:font-size-complex="12pt"/>
    </style:style>
    <style:style style:name="P150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a6c366" officeooo:paragraph-rsid="04a6c366" style:font-size-asian="12pt" style:font-name-complex="Courier New" style:font-size-complex="12pt"/>
    </style:style>
    <style:style style:name="P151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a6c366" officeooo:paragraph-rsid="04a6f17b" style:font-size-asian="12pt" style:font-name-complex="Courier New" style:font-size-complex="12pt"/>
    </style:style>
    <style:style style:name="P15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cced37" officeooo:paragraph-rsid="04ecc5ec" style:font-size-asian="12pt" style:font-name-complex="Courier New" style:font-size-complex="12pt"/>
    </style:style>
    <style:style style:name="P153" style:family="paragraph" style:parent-style-name="Standard">
      <style:text-properties officeooo:rsid="048055f4" officeooo:paragraph-rsid="048055f4"/>
    </style:style>
    <style:style style:name="P154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90bf59" style:font-size-asian="12pt" style:font-name-complex="Courier New" style:font-size-complex="12pt"/>
    </style:style>
    <style:style style:name="P155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0f33e6" style:font-size-asian="12pt" style:font-name-complex="Courier New" style:font-size-complex="12pt"/>
    </style:style>
    <style:style style:name="P156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0b95c8" style:font-size-asian="12pt" style:font-name-complex="Courier New" style:font-size-complex="12pt"/>
    </style:style>
    <style:style style:name="P157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b16df2" style:font-size-asian="12pt" style:font-name-complex="Courier New" style:font-size-complex="12pt"/>
    </style:style>
    <style:style style:name="P158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38a1af3" officeooo:paragraph-rsid="0285cd1f" style:font-size-asian="12pt" style:font-name-complex="Courier New" style:font-size-complex="12pt"/>
    </style:style>
    <style:style style:name="P159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038bbe" style:font-size-asian="12pt" style:font-name-complex="Courier New" style:font-size-complex="12pt"/>
    </style:style>
    <style:style style:name="P160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f010a4" officeooo:paragraph-rsid="04f010a4" style:font-size-asian="12pt" style:font-name-complex="Courier New" style:font-size-complex="12pt"/>
    </style:style>
    <style:style style:name="P161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8d5eeb" style:font-size-asian="12pt" style:font-name-complex="Courier New" style:font-size-complex="12pt"/>
    </style:style>
    <style:style style:name="P162" style:family="paragraph" style:parent-style-name="Standard">
      <style:paragraph-properties fo:margin-top="0in" fo:margin-bottom="0.1665in" loext:contextual-spacing="false"/>
      <style:text-properties style:font-name="Courier New" fo:font-size="12pt" officeooo:rsid="04777e6f" officeooo:paragraph-rsid="049d402d" style:font-size-asian="12pt" style:font-name-complex="Courier New" style:font-size-complex="12pt"/>
    </style:style>
    <style:style style:name="P163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abfa38" style:font-size-asian="12pt" style:font-name-complex="Courier New" style:font-size-complex="12pt"/>
    </style:style>
    <style:style style:name="P164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b16df2" style:font-size-asian="12pt" style:font-name-complex="Courier New" style:font-size-complex="12pt"/>
    </style:style>
    <style:style style:name="P165" style:family="paragraph" style:parent-style-name="Standard">
      <style:paragraph-properties fo:margin-top="0in" fo:margin-bottom="0.1665in" loext:contextual-spacing="false"/>
      <style:text-properties style:font-name="Courier New" fo:font-size="12pt" officeooo:rsid="04bbdfcc" officeooo:paragraph-rsid="04bbdfcc" style:font-size-asian="12pt" style:font-name-complex="Courier New" style:font-size-complex="12pt"/>
    </style:style>
    <style:style style:name="P166" style:family="paragraph" style:parent-style-name="Standard">
      <style:paragraph-properties fo:margin-top="0in" fo:margin-bottom="0.1665in" loext:contextual-spacing="false"/>
      <style:text-properties style:font-name="Courier New" fo:font-size="12pt" officeooo:rsid="04c37550" officeooo:paragraph-rsid="04eb3b65" style:font-size-asian="12pt" style:font-name-complex="Courier New" style:font-size-complex="12pt"/>
    </style:style>
    <style:style style:name="P167" style:family="paragraph" style:parent-style-name="Standard">
      <style:paragraph-properties fo:margin-top="0in" fo:margin-bottom="0.1665in" loext:contextual-spacing="false"/>
      <style:text-properties style:font-name="Courier New" fo:font-size="12pt" officeooo:rsid="04c37550" officeooo:paragraph-rsid="04c3a81b" style:font-size-asian="12pt" style:font-name-complex="Courier New" style:font-size-complex="12pt"/>
    </style:style>
    <style:style style:name="P168" style:family="paragraph" style:parent-style-name="Standard">
      <style:paragraph-properties fo:margin-top="0in" fo:margin-bottom="0.1665in" loext:contextual-spacing="false"/>
      <style:text-properties style:font-name="Courier New" fo:font-size="12pt" officeooo:rsid="04c540aa" officeooo:paragraph-rsid="04c3a81b" style:font-size-asian="12pt" style:font-name-complex="Courier New" style:font-size-complex="12pt"/>
    </style:style>
    <style:style style:name="P169" style:family="paragraph" style:parent-style-name="Standard">
      <style:paragraph-properties fo:margin-top="0in" fo:margin-bottom="0.1665in" loext:contextual-spacing="false"/>
      <style:text-properties style:font-name="Courier New" fo:font-size="12pt" officeooo:rsid="04c3a81b" officeooo:paragraph-rsid="04c540aa" style:font-size-asian="12pt" style:font-name-complex="Courier New" style:font-size-complex="12pt"/>
    </style:style>
    <style:style style:name="P170" style:family="paragraph" style:parent-style-name="Standard">
      <style:paragraph-properties fo:margin-top="0in" fo:margin-bottom="0.1665in" loext:contextual-spacing="false"/>
      <style:text-properties style:font-name="Courier New" fo:font-size="12pt" officeooo:rsid="04eee9ed" officeooo:paragraph-rsid="04fa8b59" style:font-size-asian="12pt" style:font-name-complex="Courier New" style:font-size-complex="12pt"/>
    </style:style>
    <style:style style:name="P171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bbdfcc" officeooo:paragraph-rsid="04bbdfcc" style:font-size-asian="12pt" style:font-name-complex="Courier New" style:font-size-complex="12pt"/>
    </style:style>
    <style:style style:name="P17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c233b6" officeooo:paragraph-rsid="04bea093" style:font-size-asian="12pt" style:font-name-complex="Courier New" style:font-size-complex="12pt"/>
    </style:style>
    <style:style style:name="P173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bea093" officeooo:paragraph-rsid="04c233b6" style:font-size-asian="12pt" style:font-name-complex="Courier New" style:font-size-complex="12pt"/>
    </style:style>
    <style:style style:name="P174" style:family="paragraph" style:parent-style-name="Heading_20_2">
      <style:text-properties officeooo:rsid="046a2321" officeooo:paragraph-rsid="04711393" style:font-size-complex="12pt"/>
    </style:style>
    <style:style style:name="P175" style:family="paragraph" style:parent-style-name="Heading_20_2">
      <style:text-properties officeooo:rsid="046a2321" officeooo:paragraph-rsid="046a2321" style:font-size-complex="12pt"/>
    </style:style>
    <style:style style:name="P176" style:family="paragraph" style:parent-style-name="Heading_20_2">
      <style:text-properties officeooo:paragraph-rsid="045e5f7f"/>
    </style:style>
    <style:style style:name="P177" style:family="paragraph" style:parent-style-name="Heading_20_3">
      <style:paragraph-properties fo:margin-top="0.1665in" fo:margin-bottom="0in" loext:contextual-spacing="false"/>
    </style:style>
    <style:style style:name="P178" style:family="paragraph" style:parent-style-name="Heading_20_3">
      <style:paragraph-properties fo:margin-top="0.1665in" fo:margin-bottom="0in" loext:contextual-spacing="false"/>
      <style:text-properties style:font-name="Courier New" style:font-name-complex="Courier New" style:font-size-complex="12pt"/>
    </style:style>
    <style:style style:name="P179" style:family="paragraph" style:parent-style-name="Heading_20_3">
      <style:paragraph-properties fo:margin-top="0.1665in" fo:margin-bottom="0in" loext:contextual-spacing="false"/>
      <style:text-properties style:font-name="Courier New" officeooo:paragraph-rsid="048b7f65" style:font-name-complex="Courier New" style:font-size-complex="12pt"/>
    </style:style>
    <style:style style:name="P180" style:family="paragraph" style:parent-style-name="Heading_20_3">
      <style:paragraph-properties fo:margin-top="0.1665in" fo:margin-bottom="0in" loext:contextual-spacing="false"/>
      <style:text-properties style:font-name="Courier New" officeooo:paragraph-rsid="048d5eeb" style:font-name-complex="Courier New" style:font-size-complex="12pt"/>
    </style:style>
    <style:style style:name="P181" style:family="paragraph" style:parent-style-name="Heading_20_3">
      <style:paragraph-properties fo:margin-top="0.1665in" fo:margin-bottom="0in" loext:contextual-spacing="false"/>
      <style:text-properties style:font-name="Courier New" officeooo:paragraph-rsid="0490bf59" style:font-name-complex="Courier New" style:font-size-complex="12pt"/>
    </style:style>
    <style:style style:name="P182" style:family="paragraph" style:parent-style-name="Heading_20_3">
      <style:paragraph-properties fo:margin-top="0.1665in" fo:margin-bottom="0in" loext:contextual-spacing="false"/>
      <style:text-properties style:font-name="Courier New" officeooo:paragraph-rsid="050f33e6" style:font-name-complex="Courier New" style:font-size-complex="12pt"/>
    </style:style>
    <style:style style:name="P183" style:family="paragraph" style:parent-style-name="Heading_20_3">
      <style:paragraph-properties fo:margin-top="0.1665in" fo:margin-bottom="0in" loext:contextual-spacing="false"/>
      <style:text-properties style:font-name="Courier New" officeooo:paragraph-rsid="04922ec6" style:font-name-complex="Courier New" style:font-size-complex="12pt"/>
    </style:style>
    <style:style style:name="P184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508a216" style:font-name-complex="Courier New" style:font-size-complex="12pt"/>
    </style:style>
    <style:style style:name="P185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a6f17b" style:font-name-complex="Courier New" style:font-size-complex="12pt"/>
    </style:style>
    <style:style style:name="P186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96122e" style:font-name-complex="Courier New" style:font-size-complex="12pt"/>
    </style:style>
    <style:style style:name="P187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99fc30" style:font-name-complex="Courier New" style:font-size-complex="12pt"/>
    </style:style>
    <style:style style:name="P188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9be86f" style:font-name-complex="Courier New" style:font-size-complex="12pt"/>
    </style:style>
    <style:style style:name="P189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9d402d" style:font-name-complex="Courier New" style:font-size-complex="12pt"/>
    </style:style>
    <style:style style:name="P190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a263a6" style:font-name-complex="Courier New" style:font-size-complex="12pt"/>
    </style:style>
    <style:style style:name="P191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a371ca" style:font-name-complex="Courier New" style:font-size-complex="12pt"/>
    </style:style>
    <style:style style:name="P192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abfa38" style:font-name-complex="Courier New" style:font-size-complex="12pt"/>
    </style:style>
    <style:style style:name="P193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afe9eb" style:font-name-complex="Courier New" style:font-size-complex="12pt"/>
    </style:style>
    <style:style style:name="P194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b16df2" style:font-name-complex="Courier New" style:font-size-complex="12pt"/>
    </style:style>
    <style:style style:name="P195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b2fd5c" style:font-name-complex="Courier New" style:font-size-complex="12pt"/>
    </style:style>
    <style:style style:name="P196" style:family="paragraph" style:parent-style-name="Heading_20_3">
      <style:paragraph-properties fo:margin-top="0.1665in" fo:margin-bottom="0in" loext:contextual-spacing="false"/>
      <style:text-properties style:font-name="Courier New" officeooo:rsid="0508a216" officeooo:paragraph-rsid="0508a216" style:font-name-complex="Courier New" style:font-size-complex="12pt"/>
    </style:style>
    <style:style style:name="P197" style:family="paragraph" style:parent-style-name="Heading_20_3">
      <style:paragraph-properties fo:margin-top="0.1665in" fo:margin-bottom="0in" loext:contextual-spacing="false"/>
      <style:text-properties style:font-name="Courier New" officeooo:rsid="0508a216" officeooo:paragraph-rsid="04a6c366" style:font-name-complex="Courier New" style:font-size-complex="12pt"/>
    </style:style>
    <style:style style:name="P198" style:family="paragraph" style:parent-style-name="Heading_20_3">
      <style:paragraph-properties fo:margin-top="0.1665in" fo:margin-bottom="0in" loext:contextual-spacing="false"/>
      <style:text-properties style:font-name="Courier New" officeooo:rsid="0508a216" officeooo:paragraph-rsid="050b4637" style:font-name-complex="Courier New" style:font-size-complex="12pt"/>
    </style:style>
    <style:style style:name="P199" style:family="paragraph" style:parent-style-name="Heading_20_3">
      <style:paragraph-properties fo:margin-top="0.1665in" fo:margin-bottom="0in" loext:contextual-spacing="false"/>
      <style:text-properties style:font-name="Courier New" officeooo:rsid="0508a216" officeooo:paragraph-rsid="050b95c8" style:font-name-complex="Courier New" style:font-size-complex="12pt"/>
    </style:style>
    <style:style style:name="P200" style:family="paragraph" style:parent-style-name="Heading_20_3">
      <style:paragraph-properties fo:margin-top="0.1665in" fo:margin-bottom="0in" loext:contextual-spacing="false"/>
      <style:text-properties style:font-name="Courier New" officeooo:rsid="050f33e6" officeooo:paragraph-rsid="04a8f032" style:font-name-complex="Courier New" style:font-size-complex="12pt"/>
    </style:style>
    <style:style style:name="P201" style:family="paragraph" style:parent-style-name="Heading_20_3">
      <style:paragraph-properties fo:margin-top="0.1665in" fo:margin-bottom="0in" loext:contextual-spacing="false"/>
      <style:text-properties style:font-name="Courier New" officeooo:rsid="050f33e6" officeooo:paragraph-rsid="049468aa" style:font-name-complex="Courier New" style:font-size-complex="12pt"/>
    </style:style>
    <style:style style:name="P202" style:family="paragraph" style:parent-style-name="Heading_20_3">
      <style:paragraph-properties fo:margin-top="0.1665in" fo:margin-bottom="0in" loext:contextual-spacing="false"/>
      <style:text-properties style:font-name="Courier New" officeooo:rsid="050f33e6" officeooo:paragraph-rsid="04b2e1a1" style:font-name-complex="Courier New" style:font-size-complex="12pt"/>
    </style:style>
    <style:style style:name="P203" style:family="paragraph" style:parent-style-name="Heading_20_3">
      <style:paragraph-properties fo:margin-top="0.1665in" fo:margin-bottom="0in" loext:contextual-spacing="false"/>
      <style:text-properties style:font-name="Courier New" officeooo:rsid="050b4637" officeooo:paragraph-rsid="050b4637" style:font-name-complex="Courier New" style:font-size-complex="12pt"/>
    </style:style>
    <style:style style:name="P204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4a263a6" style:font-name-complex="Courier New" style:font-size-complex="12pt"/>
    </style:style>
    <style:style style:name="P205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4abfa38" style:font-name-complex="Courier New" style:font-size-complex="12pt"/>
    </style:style>
    <style:style style:name="P206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4afe9eb" style:font-name-complex="Courier New" style:font-size-complex="12pt"/>
    </style:style>
    <style:style style:name="P207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4b2e1a1" style:font-name-complex="Courier New" style:font-size-complex="12pt"/>
    </style:style>
    <style:style style:name="P208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4b2fd5c" style:font-name-complex="Courier New" style:font-size-complex="12pt"/>
    </style:style>
    <style:style style:name="P209" style:family="paragraph" style:parent-style-name="Heading_20_3">
      <style:paragraph-properties fo:margin-top="0.1665in" fo:margin-bottom="0in" loext:contextual-spacing="false"/>
      <style:text-properties style:font-name="Courier New" officeooo:rsid="0511e990" officeooo:paragraph-rsid="04afe9eb" style:font-name-complex="Courier New" style:font-size-complex="12pt"/>
    </style:style>
    <style:style style:name="P210" style:family="paragraph" style:parent-style-name="Heading_20_3">
      <style:paragraph-properties fo:margin-top="0.1665in" fo:margin-bottom="0in" loext:contextual-spacing="false"/>
      <style:text-properties style:font-name="Courier New" officeooo:rsid="0511e990" officeooo:paragraph-rsid="0511e990" style:font-name-complex="Courier New" style:font-size-complex="12pt"/>
    </style:style>
    <style:style style:name="P211" style:family="paragraph" style:parent-style-name="Heading_20_3">
      <style:paragraph-properties fo:margin-top="0.1665in" fo:margin-bottom="0in" loext:contextual-spacing="false"/>
      <style:text-properties style:font-name="Courier New" officeooo:rsid="0511e990" officeooo:paragraph-rsid="04b34a38" style:font-name-complex="Courier New" style:font-size-complex="12pt"/>
    </style:style>
    <style:style style:name="P212" style:family="paragraph" style:parent-style-name="Heading_20_3">
      <style:paragraph-properties fo:margin-top="0.1665in" fo:margin-bottom="0in" loext:contextual-spacing="false"/>
      <style:text-properties style:font-name="Courier New" officeooo:rsid="0510b468" officeooo:paragraph-rsid="04b16df2" style:font-name-complex="Courier New" style:font-size-complex="12pt"/>
    </style:style>
    <style:style style:name="P213" style:family="paragraph" style:parent-style-name="Heading_20_3">
      <style:paragraph-properties fo:margin-top="0.1665in" fo:margin-bottom="0in" loext:contextual-spacing="false"/>
      <style:text-properties style:font-name="Courier New" officeooo:paragraph-rsid="04b2fd5c" style:font-name-complex="Courier New" style:font-size-complex="12pt"/>
    </style:style>
    <style:style style:name="P214" style:family="paragraph" style:parent-style-name="Heading_20_3">
      <style:paragraph-properties fo:margin-top="0.1665in" fo:margin-bottom="0in" loext:contextual-spacing="false"/>
      <style:text-properties style:font-name="Courier New" officeooo:rsid="0513276a" officeooo:paragraph-rsid="0513276a" style:font-name-complex="Courier New" style:font-size-complex="12pt"/>
    </style:style>
    <style:style style:name="P215" style:family="paragraph" style:parent-style-name="Heading_20_3">
      <style:paragraph-properties fo:margin-top="0.1665in" fo:margin-bottom="0in" loext:contextual-spacing="false"/>
      <style:text-properties style:font-name="Courier New" officeooo:rsid="0510a19a" officeooo:paragraph-rsid="04b34a38" style:font-name-complex="Courier New" style:font-size-complex="12pt"/>
    </style:style>
    <style:style style:name="P216" style:family="paragraph" style:parent-style-name="Heading_20_3">
      <style:paragraph-properties fo:margin-top="0.1665in" fo:margin-bottom="0in" loext:contextual-spacing="false"/>
      <style:text-properties style:font-name="Courier New" officeooo:rsid="0510a19a" officeooo:paragraph-rsid="04b49a52" style:font-name-complex="Courier New" style:font-size-complex="12pt"/>
    </style:style>
    <style:style style:name="P217" style:family="paragraph" style:parent-style-name="Heading_20_3">
      <style:paragraph-properties fo:margin-top="0.1665in" fo:margin-bottom="0in" loext:contextual-spacing="false"/>
      <style:text-properties style:font-name="Courier New" officeooo:paragraph-rsid="04b57a73" style:font-name-complex="Courier New" style:font-size-complex="12pt"/>
    </style:style>
    <style:style style:name="P218" style:family="paragraph" style:parent-style-name="Heading_20_3">
      <style:paragraph-properties fo:margin-top="0.1665in" fo:margin-bottom="0in" loext:contextual-spacing="false"/>
      <style:text-properties style:font-name="Courier New" officeooo:rsid="050233cc" officeooo:paragraph-rsid="04bb75d4" style:font-name-complex="Courier New" style:font-size-complex="12pt"/>
    </style:style>
    <style:style style:name="P219" style:family="paragraph" style:parent-style-name="Heading_20_3">
      <style:paragraph-properties fo:margin-top="0.1665in" fo:margin-bottom="0in" loext:contextual-spacing="false"/>
      <style:text-properties style:font-name="Courier New" officeooo:rsid="050233cc" officeooo:paragraph-rsid="04bbdfcc" style:font-name-complex="Courier New" style:font-size-complex="12pt"/>
    </style:style>
    <style:style style:name="P220" style:family="paragraph" style:parent-style-name="Heading_20_3">
      <style:paragraph-properties fo:margin-top="0.1665in" fo:margin-bottom="0in" loext:contextual-spacing="false"/>
      <style:text-properties style:font-name="Courier New" officeooo:rsid="050233cc" officeooo:paragraph-rsid="04bea093" style:font-name-complex="Courier New" style:font-size-complex="12pt"/>
    </style:style>
    <style:style style:name="P221" style:family="paragraph" style:parent-style-name="Heading_20_3">
      <style:paragraph-properties fo:margin-top="0.1665in" fo:margin-bottom="0in" loext:contextual-spacing="false"/>
      <style:text-properties style:font-name="Courier New" officeooo:rsid="050233cc" officeooo:paragraph-rsid="0506d025" style:font-name-complex="Courier New" style:font-size-complex="12pt"/>
    </style:style>
    <style:style style:name="P222" style:family="paragraph" style:parent-style-name="Heading_20_3">
      <style:paragraph-properties fo:margin-top="0.1665in" fo:margin-bottom="0in" loext:contextual-spacing="false"/>
      <style:text-properties style:font-name="Courier New" officeooo:rsid="050233cc" officeooo:paragraph-rsid="04cebd86" style:font-name-complex="Courier New" style:font-size-complex="12pt"/>
    </style:style>
    <style:style style:name="P223" style:family="paragraph" style:parent-style-name="Heading_20_3">
      <style:paragraph-properties fo:margin-top="0.1665in" fo:margin-bottom="0in" loext:contextual-spacing="false"/>
      <style:text-properties style:font-name="Courier New" officeooo:rsid="050233cc" officeooo:paragraph-rsid="04f42389" style:font-name-complex="Courier New" style:font-size-complex="12pt"/>
    </style:style>
    <style:style style:name="P224" style:family="paragraph" style:parent-style-name="Heading_20_3">
      <style:paragraph-properties fo:margin-top="0.1665in" fo:margin-bottom="0in" loext:contextual-spacing="false"/>
      <style:text-properties style:font-name="Courier New" officeooo:rsid="050233cc" officeooo:paragraph-rsid="04ecc5ec" style:font-name-complex="Courier New" style:font-size-complex="12pt"/>
    </style:style>
    <style:style style:name="P225" style:family="paragraph" style:parent-style-name="Heading_20_3">
      <style:paragraph-properties fo:margin-top="0.1665in" fo:margin-bottom="0in" loext:contextual-spacing="false"/>
      <style:text-properties style:font-name="Courier New" officeooo:rsid="050233cc" officeooo:paragraph-rsid="04eee9ed" style:font-name-complex="Courier New" style:font-size-complex="12pt"/>
    </style:style>
    <style:style style:name="P226" style:family="paragraph" style:parent-style-name="Heading_20_3">
      <style:paragraph-properties fo:margin-top="0.1665in" fo:margin-bottom="0in" loext:contextual-spacing="false"/>
      <style:text-properties style:font-name="Courier New" officeooo:rsid="04fcda67" officeooo:paragraph-rsid="04bb75d4" style:font-name-complex="Courier New" style:font-size-complex="12pt"/>
    </style:style>
    <style:style style:name="P227" style:family="paragraph" style:parent-style-name="Heading_20_3">
      <style:paragraph-properties fo:margin-top="0.1665in" fo:margin-bottom="0in" loext:contextual-spacing="false"/>
      <style:text-properties style:font-name="Courier New" officeooo:rsid="04fcda67" officeooo:paragraph-rsid="04bbdfcc" style:font-name-complex="Courier New" style:font-size-complex="12pt"/>
    </style:style>
    <style:style style:name="P228" style:family="paragraph" style:parent-style-name="Heading_20_3">
      <style:paragraph-properties fo:margin-top="0.1665in" fo:margin-bottom="0in" loext:contextual-spacing="false"/>
      <style:text-properties style:font-name="Courier New" officeooo:rsid="04fcda67" officeooo:paragraph-rsid="04bea093" style:font-name-complex="Courier New" style:font-size-complex="12pt"/>
    </style:style>
    <style:style style:name="P229" style:family="paragraph" style:parent-style-name="Heading_20_3">
      <style:paragraph-properties fo:margin-top="0.1665in" fo:margin-bottom="0in" loext:contextual-spacing="false"/>
      <style:text-properties style:font-name="Courier New" officeooo:rsid="04fcda67" officeooo:paragraph-rsid="04df5a87" style:font-name-complex="Courier New" style:font-size-complex="12pt"/>
    </style:style>
    <style:style style:name="P230" style:family="paragraph" style:parent-style-name="Heading_20_3">
      <style:paragraph-properties fo:margin-top="0.1665in" fo:margin-bottom="0in" loext:contextual-spacing="false"/>
      <style:text-properties style:font-name="Courier New" officeooo:rsid="04fcda67" officeooo:paragraph-rsid="04ccc6e4" style:font-name-complex="Courier New" style:font-size-complex="12pt"/>
    </style:style>
    <style:style style:name="P231" style:family="paragraph" style:parent-style-name="Heading_20_3">
      <style:paragraph-properties fo:margin-top="0.1665in" fo:margin-bottom="0in" loext:contextual-spacing="false"/>
      <style:text-properties style:font-name="Courier New" officeooo:rsid="04fcda67" officeooo:paragraph-rsid="04f42389" style:font-name-complex="Courier New" style:font-size-complex="12pt"/>
    </style:style>
    <style:style style:name="P232" style:family="paragraph" style:parent-style-name="Heading_20_3">
      <style:paragraph-properties fo:margin-top="0.1665in" fo:margin-bottom="0in" loext:contextual-spacing="false"/>
      <style:text-properties style:font-name="Courier New" officeooo:rsid="04fcda67" officeooo:paragraph-rsid="04d2b7f7" style:font-name-complex="Courier New" style:font-size-complex="12pt"/>
    </style:style>
    <style:style style:name="P233" style:family="paragraph" style:parent-style-name="Heading_20_3">
      <style:paragraph-properties fo:margin-top="0.1665in" fo:margin-bottom="0in" loext:contextual-spacing="false"/>
      <style:text-properties style:font-name="Courier New" officeooo:rsid="04fcda67" officeooo:paragraph-rsid="04f60bf0" style:font-name-complex="Courier New" style:font-size-complex="12pt"/>
    </style:style>
    <style:style style:name="P234" style:family="paragraph" style:parent-style-name="Heading_20_3">
      <style:paragraph-properties fo:margin-top="0.1665in" fo:margin-bottom="0in" loext:contextual-spacing="false"/>
      <style:text-properties style:font-name="Courier New" officeooo:rsid="0506d025" officeooo:paragraph-rsid="04c233b6" style:font-name-complex="Courier New" style:font-size-complex="12pt"/>
    </style:style>
    <style:style style:name="P235" style:family="paragraph" style:parent-style-name="Heading_20_3">
      <style:paragraph-properties fo:margin-top="0.1665in" fo:margin-bottom="0in" loext:contextual-spacing="false"/>
      <style:text-properties style:font-name="Courier New" officeooo:rsid="0506d025" officeooo:paragraph-rsid="04c37550" style:font-name-complex="Courier New" style:font-size-complex="12pt"/>
    </style:style>
    <style:style style:name="P236" style:family="paragraph" style:parent-style-name="Heading_20_3">
      <style:paragraph-properties fo:margin-top="0.1665in" fo:margin-bottom="0in" loext:contextual-spacing="false"/>
      <style:text-properties style:font-name="Courier New" officeooo:rsid="0506d025" officeooo:paragraph-rsid="04c3a81b" style:font-name-complex="Courier New" style:font-size-complex="12pt"/>
    </style:style>
    <style:style style:name="P237" style:family="paragraph" style:parent-style-name="Heading_20_3">
      <style:paragraph-properties fo:margin-top="0.1665in" fo:margin-bottom="0in" loext:contextual-spacing="false"/>
      <style:text-properties style:font-name="Courier New" officeooo:rsid="0506d025" officeooo:paragraph-rsid="04c9aaf9" style:font-name-complex="Courier New" style:font-size-complex="12pt"/>
    </style:style>
    <style:style style:name="P238" style:family="paragraph" style:parent-style-name="Heading_20_3">
      <style:paragraph-properties fo:margin-top="0.1665in" fo:margin-bottom="0in" loext:contextual-spacing="false"/>
      <style:text-properties style:font-name="Courier New" officeooo:rsid="0506d025" officeooo:paragraph-rsid="04cb1229" style:font-name-complex="Courier New" style:font-size-complex="12pt"/>
    </style:style>
    <style:style style:name="P239" style:family="paragraph" style:parent-style-name="Heading_20_3">
      <style:paragraph-properties fo:margin-top="0.1665in" fo:margin-bottom="0in" loext:contextual-spacing="false"/>
      <style:text-properties style:font-name="Courier New" officeooo:rsid="0506d025" officeooo:paragraph-rsid="04f3fd0b" style:font-name-complex="Courier New" style:font-size-complex="12pt"/>
    </style:style>
    <style:style style:name="P240" style:family="paragraph" style:parent-style-name="Heading_20_3">
      <style:paragraph-properties fo:margin-top="0.1665in" fo:margin-bottom="0in" loext:contextual-spacing="false"/>
      <style:text-properties style:font-name="Courier New" officeooo:rsid="04c540aa" officeooo:paragraph-rsid="04c540aa" style:font-name-complex="Courier New" style:font-size-complex="12pt"/>
    </style:style>
    <style:style style:name="P241" style:family="paragraph" style:parent-style-name="Heading_20_3">
      <style:paragraph-properties fo:margin-top="0.1665in" fo:margin-bottom="0in" loext:contextual-spacing="false"/>
      <style:text-properties style:font-name="Courier New" officeooo:paragraph-rsid="04c69f60" style:font-name-complex="Courier New" style:font-size-complex="12pt"/>
    </style:style>
    <style:style style:name="P242" style:family="paragraph" style:parent-style-name="Heading_20_3">
      <style:paragraph-properties fo:margin-top="0.1665in" fo:margin-bottom="0in" loext:contextual-spacing="false"/>
      <style:text-properties style:font-name="Courier New" officeooo:rsid="04f924ae" officeooo:paragraph-rsid="04ecc5ec" style:font-name-complex="Courier New" style:font-size-complex="12pt"/>
    </style:style>
    <style:style style:name="P243" style:family="paragraph" style:parent-style-name="Heading_20_3">
      <style:paragraph-properties fo:margin-top="0.1665in" fo:margin-bottom="0in" loext:contextual-spacing="false"/>
      <style:text-properties style:font-name="Courier New" officeooo:rsid="04fa8b59" officeooo:paragraph-rsid="04ee9fe6" style:font-name-complex="Courier New" style:font-size-complex="12pt"/>
    </style:style>
    <style:style style:name="P244" style:family="paragraph" style:parent-style-name="Heading_20_3">
      <style:paragraph-properties fo:margin-top="0.1665in" fo:margin-bottom="0in" loext:contextual-spacing="false"/>
      <style:text-properties style:font-name="Courier New" officeooo:rsid="04fa8b59" officeooo:paragraph-rsid="04eee9ed" style:font-name-complex="Courier New" style:font-size-complex="12pt"/>
    </style:style>
    <style:style style:name="P245" style:family="paragraph" style:parent-style-name="Heading_20_3">
      <style:paragraph-properties fo:margin-top="0.1665in" fo:margin-bottom="0in" loext:contextual-spacing="false"/>
      <style:text-properties style:font-name="Courier New" officeooo:rsid="0502996f" officeooo:paragraph-rsid="04fa8b59" style:font-name-complex="Courier New" style:font-size-complex="12pt"/>
    </style:style>
    <style:style style:name="P246" style:family="paragraph" style:parent-style-name="Heading_20_3">
      <style:paragraph-properties fo:margin-top="0.1665in" fo:margin-bottom="0in" loext:contextual-spacing="false"/>
      <style:text-properties style:font-name="Courier New" officeooo:paragraph-rsid="04f12ba6" style:font-name-complex="Courier New" style:font-size-complex="12pt"/>
    </style:style>
    <style:style style:name="P247" style:family="paragraph" style:parent-style-name="Heading_20_3">
      <style:paragraph-properties fo:margin-top="0.1665in" fo:margin-bottom="0in" loext:contextual-spacing="false"/>
      <style:text-properties style:font-name="Courier New" officeooo:paragraph-rsid="003b5934" style:font-name-complex="Courier New" style:font-size-complex="12pt"/>
    </style:style>
    <style:style style:name="P248" style:family="paragraph" style:parent-style-name="Heading_20_3">
      <style:paragraph-properties fo:margin-top="0.1665in" fo:margin-bottom="0in" loext:contextual-spacing="false"/>
      <style:text-properties officeooo:paragraph-rsid="04bb75d4"/>
    </style:style>
    <style:style style:name="P249" style:family="paragraph" style:parent-style-name="Heading_20_3">
      <style:paragraph-properties fo:margin-top="0.1665in" fo:margin-bottom="0in" loext:contextual-spacing="false"/>
      <style:text-properties officeooo:paragraph-rsid="04c233b6"/>
    </style:style>
    <style:style style:name="T1" style:family="text">
      <style:text-properties style:font-size-complex="12pt"/>
    </style:style>
    <style:style style:name="T2" style:family="text">
      <style:text-properties officeooo:rsid="045e5f7f" style:font-size-complex="12pt"/>
    </style:style>
    <style:style style:name="T3" style:family="text">
      <style:text-properties officeooo:rsid="04649c06" style:font-size-complex="12pt"/>
    </style:style>
    <style:style style:name="T4" style:family="text">
      <style:text-properties officeooo:rsid="046c0c1c" style:font-size-complex="12pt"/>
    </style:style>
    <style:style style:name="T5" style:family="text">
      <style:text-properties style:font-name="Courier New" style:font-name-complex="Courier New" style:font-size-complex="12pt"/>
    </style:style>
    <style:style style:name="T6" style:family="text">
      <style:text-properties style:font-name="Courier New" officeooo:rsid="04922ec6" style:font-name-complex="Courier New" style:font-size-complex="12pt"/>
    </style:style>
    <style:style style:name="T7" style:family="text">
      <style:text-properties style:font-name="Courier New" officeooo:rsid="04bb75d4" style:font-name-complex="Courier New" style:font-size-complex="12pt"/>
    </style:style>
    <style:style style:name="T8" style:family="text">
      <style:text-properties style:font-name="Courier New" officeooo:rsid="04c233b6" style:font-name-complex="Courier New" style:font-size-complex="12pt"/>
    </style:style>
    <style:style style:name="T9" style:family="text">
      <style:text-properties style:font-name="Courier New" officeooo:rsid="04fcda67" style:font-name-complex="Courier New" style:font-size-complex="12pt"/>
    </style:style>
    <style:style style:name="T10" style:family="text">
      <style:text-properties style:font-name="Courier New" officeooo:rsid="0506d025" style:font-name-complex="Courier New" style:font-size-complex="12pt"/>
    </style:style>
    <style:style style:name="T11" style:family="text">
      <style:text-properties style:font-name="Courier New" officeooo:rsid="0508a216" style:font-name-complex="Courier New" style:font-size-complex="12pt"/>
    </style:style>
    <style:style style:name="T12" style:family="text">
      <style:text-properties style:font-name="Courier New" officeooo:rsid="050c41c3" style:font-name-complex="Courier New" style:font-size-complex="12pt"/>
    </style:style>
    <style:style style:name="T13" style:family="text">
      <style:text-properties style:font-name="Courier New" fo:font-size="12pt" style:font-size-asian="12pt" style:font-name-complex="Courier New" style:font-size-complex="12pt"/>
    </style:style>
    <style:style style:name="T14" style:family="text">
      <style:text-properties style:font-name="Courier New" fo:font-size="12pt" officeooo:rsid="0031a1b0" style:font-size-asian="12pt" style:font-name-complex="Courier New" style:font-size-complex="12pt"/>
    </style:style>
    <style:style style:name="T15" style:family="text">
      <style:text-properties style:font-name="Courier New" fo:font-size="12pt" officeooo:rsid="0032479d" style:font-size-asian="12pt" style:font-name-complex="Courier New" style:font-size-complex="12pt"/>
    </style:style>
    <style:style style:name="T16" style:family="text">
      <style:text-properties style:font-name="Courier New" fo:font-size="12pt" officeooo:rsid="007914d8" style:font-size-asian="12pt" style:font-name-complex="Courier New" style:font-size-complex="12pt"/>
    </style:style>
    <style:style style:name="T17" style:family="text">
      <style:text-properties style:font-name="Courier New" fo:font-size="12pt" officeooo:rsid="00aa76a7" style:font-size-asian="12pt" style:font-name-complex="Courier New" style:font-size-complex="12pt"/>
    </style:style>
    <style:style style:name="T18" style:family="text">
      <style:text-properties style:font-name="Courier New" fo:font-size="12pt" officeooo:rsid="00b608dc" style:font-size-asian="12pt" style:font-name-complex="Courier New" style:font-size-complex="12pt"/>
    </style:style>
    <style:style style:name="T19" style:family="text">
      <style:text-properties style:font-name="Courier New" fo:font-size="12pt" officeooo:rsid="00b959e3" style:font-size-asian="12pt" style:font-name-complex="Courier New" style:font-size-complex="12pt"/>
    </style:style>
    <style:style style:name="T20" style:family="text">
      <style:text-properties style:font-name="Courier New" fo:font-size="12pt" officeooo:rsid="00ba3cd3" style:font-size-asian="12pt" style:font-name-complex="Courier New" style:font-size-complex="12pt"/>
    </style:style>
    <style:style style:name="T21" style:family="text">
      <style:text-properties style:font-name="Courier New" fo:font-size="12pt" officeooo:rsid="00bafe11" style:font-size-asian="12pt" style:font-name-complex="Courier New" style:font-size-complex="12pt"/>
    </style:style>
    <style:style style:name="T22" style:family="text">
      <style:text-properties style:font-name="Courier New" fo:font-size="12pt" officeooo:rsid="00bc216e" style:font-size-asian="12pt" style:font-name-complex="Courier New" style:font-size-complex="12pt"/>
    </style:style>
    <style:style style:name="T23" style:family="text">
      <style:text-properties style:font-name="Courier New" fo:font-size="12pt" officeooo:rsid="00bde43f" style:font-size-asian="12pt" style:font-name-complex="Courier New" style:font-size-complex="12pt"/>
    </style:style>
    <style:style style:name="T24" style:family="text">
      <style:text-properties style:font-name="Courier New" fo:font-size="12pt" officeooo:rsid="00beb069" style:font-size-asian="12pt" style:font-name-complex="Courier New" style:font-size-complex="12pt"/>
    </style:style>
    <style:style style:name="T25" style:family="text">
      <style:text-properties style:font-name="Courier New" fo:font-size="12pt" officeooo:rsid="00c2c556" style:font-size-asian="12pt" style:font-name-complex="Courier New" style:font-size-complex="12pt"/>
    </style:style>
    <style:style style:name="T26" style:family="text">
      <style:text-properties style:font-name="Courier New" fo:font-size="12pt" officeooo:rsid="00c7bd0c" style:font-size-asian="12pt" style:font-name-complex="Courier New" style:font-size-complex="12pt"/>
    </style:style>
    <style:style style:name="T27" style:family="text">
      <style:text-properties style:font-name="Courier New" fo:font-size="12pt" officeooo:rsid="00c9ba0e" style:font-size-asian="12pt" style:font-name-complex="Courier New" style:font-size-complex="12pt"/>
    </style:style>
    <style:style style:name="T28" style:family="text">
      <style:text-properties style:font-name="Courier New" fo:font-size="12pt" officeooo:rsid="00c9debd" style:font-size-asian="12pt" style:font-name-complex="Courier New" style:font-size-complex="12pt"/>
    </style:style>
    <style:style style:name="T29" style:family="text">
      <style:text-properties style:font-name="Courier New" fo:font-size="12pt" officeooo:rsid="00cb22f4" style:font-size-asian="12pt" style:font-name-complex="Courier New" style:font-size-complex="12pt"/>
    </style:style>
    <style:style style:name="T30" style:family="text">
      <style:text-properties style:font-name="Courier New" fo:font-size="12pt" officeooo:rsid="00cced37" style:font-size-asian="12pt" style:font-name-complex="Courier New" style:font-size-complex="12pt"/>
    </style:style>
    <style:style style:name="T31" style:family="text">
      <style:text-properties style:font-name="Courier New" fo:font-size="12pt" officeooo:rsid="00cd2447" style:font-size-asian="12pt" style:font-name-complex="Courier New" style:font-size-complex="12pt"/>
    </style:style>
    <style:style style:name="T32" style:family="text">
      <style:text-properties style:font-name="Courier New" fo:font-size="12pt" officeooo:rsid="0177bebf" style:font-size-asian="12pt" style:font-name-complex="Courier New" style:font-size-complex="12pt"/>
    </style:style>
    <style:style style:name="T33" style:family="text">
      <style:text-properties style:font-name="Courier New" fo:font-size="12pt" officeooo:rsid="0178b2f2" style:font-size-asian="12pt" style:font-name-complex="Courier New" style:font-size-complex="12pt"/>
    </style:style>
    <style:style style:name="T34" style:family="text">
      <style:text-properties style:font-name="Courier New" fo:font-size="12pt" officeooo:rsid="01b58eec" style:font-size-asian="12pt" style:font-name-complex="Courier New" style:font-size-complex="12pt"/>
    </style:style>
    <style:style style:name="T35" style:family="text">
      <style:text-properties style:font-name="Courier New" fo:font-size="12pt" officeooo:rsid="01f58801" style:font-size-asian="12pt" style:font-name-complex="Courier New" style:font-size-complex="12pt"/>
    </style:style>
    <style:style style:name="T36" style:family="text">
      <style:text-properties style:font-name="Courier New" fo:font-size="12pt" officeooo:rsid="01f769b1" style:font-size-asian="12pt" style:font-name-complex="Courier New" style:font-size-complex="12pt"/>
    </style:style>
    <style:style style:name="T37" style:family="text">
      <style:text-properties style:font-name="Courier New" fo:font-size="12pt" officeooo:rsid="0285cd1f" style:font-size-asian="12pt" style:font-name-complex="Courier New" style:font-size-complex="12pt"/>
    </style:style>
    <style:style style:name="T38" style:family="text">
      <style:text-properties style:font-name="Courier New" fo:font-size="12pt" officeooo:rsid="02878cb7" style:font-size-asian="12pt" style:font-name-complex="Courier New" style:font-size-complex="12pt"/>
    </style:style>
    <style:style style:name="T39" style:family="text">
      <style:text-properties style:font-name="Courier New" fo:font-size="12pt" officeooo:rsid="02b5d6f9" style:font-size-asian="12pt" style:font-name-complex="Courier New" style:font-size-complex="12pt"/>
    </style:style>
    <style:style style:name="T40" style:family="text">
      <style:text-properties style:font-name="Courier New" fo:font-size="12pt" officeooo:rsid="02b62526" style:font-size-asian="12pt" style:font-name-complex="Courier New" style:font-size-complex="12pt"/>
    </style:style>
    <style:style style:name="T41" style:family="text">
      <style:text-properties style:font-name="Courier New" fo:font-size="12pt" officeooo:rsid="03352b68" style:font-size-asian="12pt" style:font-name-complex="Courier New" style:font-size-complex="12pt"/>
    </style:style>
    <style:style style:name="T42" style:family="text">
      <style:text-properties style:font-name="Courier New" fo:font-size="12pt" officeooo:rsid="038aa080" style:font-size-asian="12pt" style:font-name-complex="Courier New" style:font-size-complex="12pt"/>
    </style:style>
    <style:style style:name="T43" style:family="text">
      <style:text-properties style:font-name="Courier New" fo:font-size="12pt" officeooo:rsid="038c7884" style:font-size-asian="12pt" style:font-name-complex="Courier New" style:font-size-complex="12pt"/>
    </style:style>
    <style:style style:name="T44" style:family="text">
      <style:text-properties style:font-name="Courier New" fo:font-size="12pt" officeooo:rsid="03dc4112" style:font-size-asian="12pt" style:font-name-complex="Courier New" style:font-size-complex="12pt"/>
    </style:style>
    <style:style style:name="T45" style:family="text">
      <style:text-properties style:font-name="Courier New" fo:font-size="12pt" officeooo:rsid="042f1b7d" style:font-size-asian="12pt" style:font-name-complex="Courier New" style:font-size-complex="12pt"/>
    </style:style>
    <style:style style:name="T46" style:family="text">
      <style:text-properties style:font-name="Courier New" fo:font-size="12pt" officeooo:rsid="04559375" style:font-size-asian="12pt" style:font-name-complex="Courier New" style:font-size-complex="12pt"/>
    </style:style>
    <style:style style:name="T47" style:family="text">
      <style:text-properties style:font-name="Courier New" fo:font-size="12pt" officeooo:rsid="0462b7cf" style:font-size-asian="12pt" style:font-name-complex="Courier New" style:font-size-complex="12pt"/>
    </style:style>
    <style:style style:name="T48" style:family="text">
      <style:text-properties style:font-name="Courier New" fo:font-size="12pt" officeooo:rsid="046812e6" style:font-size-asian="12pt" style:font-name-complex="Courier New" style:font-size-complex="12pt"/>
    </style:style>
    <style:style style:name="T49" style:family="text">
      <style:text-properties style:font-name="Courier New" fo:font-size="12pt" officeooo:rsid="046a2321" style:font-size-asian="12pt" style:font-name-complex="Courier New" style:font-size-complex="12pt"/>
    </style:style>
    <style:style style:name="T50" style:family="text">
      <style:text-properties style:font-name="Courier New" fo:font-size="12pt" officeooo:rsid="047284b7" style:font-size-asian="12pt" style:font-name-complex="Courier New" style:font-size-complex="12pt"/>
    </style:style>
    <style:style style:name="T51" style:family="text">
      <style:text-properties style:font-name="Courier New" fo:font-size="12pt" officeooo:rsid="0472e783" style:font-size-asian="12pt" style:font-name-complex="Courier New" style:font-size-complex="12pt"/>
    </style:style>
    <style:style style:name="T52" style:family="text">
      <style:text-properties style:font-name="Courier New" fo:font-size="12pt" officeooo:rsid="04738c1d" style:font-size-asian="12pt" style:font-name-complex="Courier New" style:font-size-complex="12pt"/>
    </style:style>
    <style:style style:name="T53" style:family="text">
      <style:text-properties style:font-name="Courier New" fo:font-size="12pt" officeooo:rsid="0474d577" style:font-size-asian="12pt" style:font-name-complex="Courier New" style:font-size-complex="12pt"/>
    </style:style>
    <style:style style:name="T54" style:family="text">
      <style:text-properties style:font-name="Courier New" fo:font-size="12pt" officeooo:rsid="0475d2b0" style:font-size-asian="12pt" style:font-name-complex="Courier New" style:font-size-complex="12pt"/>
    </style:style>
    <style:style style:name="T55" style:family="text">
      <style:text-properties style:font-name="Courier New" fo:font-size="12pt" officeooo:rsid="04777e6f" style:font-size-asian="12pt" style:font-name-complex="Courier New" style:font-size-complex="12pt"/>
    </style:style>
    <style:style style:name="T56" style:family="text">
      <style:text-properties style:font-name="Courier New" fo:font-size="12pt" officeooo:rsid="0486f401" style:font-size-asian="12pt" style:font-name-complex="Courier New" style:font-size-complex="12pt"/>
    </style:style>
    <style:style style:name="T57" style:family="text">
      <style:text-properties style:font-name="Courier New" fo:font-size="12pt" officeooo:rsid="04893bfe" style:font-size-asian="12pt" style:font-name-complex="Courier New" style:font-size-complex="12pt"/>
    </style:style>
    <style:style style:name="T58" style:family="text">
      <style:text-properties style:font-name="Courier New" fo:font-size="12pt" officeooo:rsid="048b7f65" style:font-size-asian="12pt" style:font-name-complex="Courier New" style:font-size-complex="12pt"/>
    </style:style>
    <style:style style:name="T59" style:family="text">
      <style:text-properties style:font-name="Courier New" fo:font-size="12pt" officeooo:rsid="048d5eeb" style:font-size-asian="12pt" style:font-name-complex="Courier New" style:font-size-complex="12pt"/>
    </style:style>
    <style:style style:name="T60" style:family="text">
      <style:text-properties style:font-name="Courier New" fo:font-size="12pt" officeooo:rsid="048ec67a" style:font-size-asian="12pt" style:font-name-complex="Courier New" style:font-size-complex="12pt"/>
    </style:style>
    <style:style style:name="T61" style:family="text">
      <style:text-properties style:font-name="Courier New" fo:font-size="12pt" officeooo:rsid="0490bf59" style:font-size-asian="12pt" style:font-name-complex="Courier New" style:font-size-complex="12pt"/>
    </style:style>
    <style:style style:name="T62" style:family="text">
      <style:text-properties style:font-name="Courier New" fo:font-size="12pt" officeooo:rsid="0496122e" style:font-size-asian="12pt" style:font-name-complex="Courier New" style:font-size-complex="12pt"/>
    </style:style>
    <style:style style:name="T63" style:family="text">
      <style:text-properties style:font-name="Courier New" fo:font-size="12pt" officeooo:rsid="049f1ee1" style:font-size-asian="12pt" style:font-name-complex="Courier New" style:font-size-complex="12pt"/>
    </style:style>
    <style:style style:name="T64" style:family="text">
      <style:text-properties style:font-name="Courier New" fo:font-size="12pt" officeooo:rsid="04a0c471" style:font-size-asian="12pt" style:font-name-complex="Courier New" style:font-size-complex="12pt"/>
    </style:style>
    <style:style style:name="T65" style:family="text">
      <style:text-properties style:font-name="Courier New" fo:font-size="12pt" officeooo:rsid="04a3ce32" style:font-size-asian="12pt" style:font-name-complex="Courier New" style:font-size-complex="12pt"/>
    </style:style>
    <style:style style:name="T66" style:family="text">
      <style:text-properties style:font-name="Courier New" fo:font-size="12pt" officeooo:rsid="04a45d7f" style:font-size-asian="12pt" style:font-name-complex="Courier New" style:font-size-complex="12pt"/>
    </style:style>
    <style:style style:name="T67" style:family="text">
      <style:text-properties style:font-name="Courier New" fo:font-size="12pt" officeooo:rsid="04a66723" style:font-size-asian="12pt" style:font-name-complex="Courier New" style:font-size-complex="12pt"/>
    </style:style>
    <style:style style:name="T68" style:family="text">
      <style:text-properties style:font-name="Courier New" fo:font-size="12pt" officeooo:rsid="04aa32ba" style:font-size-asian="12pt" style:font-name-complex="Courier New" style:font-size-complex="12pt"/>
    </style:style>
    <style:style style:name="T69" style:family="text">
      <style:text-properties style:font-name="Courier New" fo:font-size="12pt" officeooo:rsid="04abfa38" style:font-size-asian="12pt" style:font-name-complex="Courier New" style:font-size-complex="12pt"/>
    </style:style>
    <style:style style:name="T70" style:family="text">
      <style:text-properties style:font-name="Courier New" fo:font-size="12pt" officeooo:rsid="04ac01e0" style:font-size-asian="12pt" style:font-name-complex="Courier New" style:font-size-complex="12pt"/>
    </style:style>
    <style:style style:name="T71" style:family="text">
      <style:text-properties style:font-name="Courier New" fo:font-size="12pt" officeooo:rsid="04ad5597" style:font-size-asian="12pt" style:font-name-complex="Courier New" style:font-size-complex="12pt"/>
    </style:style>
    <style:style style:name="T72" style:family="text">
      <style:text-properties style:font-name="Courier New" fo:font-size="12pt" officeooo:rsid="04aeea85" style:font-size-asian="12pt" style:font-name-complex="Courier New" style:font-size-complex="12pt"/>
    </style:style>
    <style:style style:name="T73" style:family="text">
      <style:text-properties style:font-name="Courier New" fo:font-size="12pt" officeooo:rsid="04afe9eb" style:font-size-asian="12pt" style:font-name-complex="Courier New" style:font-size-complex="12pt"/>
    </style:style>
    <style:style style:name="T74" style:family="text">
      <style:text-properties style:font-name="Courier New" fo:font-size="12pt" officeooo:rsid="04b2fd5c" style:font-size-asian="12pt" style:font-name-complex="Courier New" style:font-size-complex="12pt"/>
    </style:style>
    <style:style style:name="T75" style:family="text">
      <style:text-properties style:font-name="Courier New" fo:font-size="12pt" officeooo:rsid="04b57a73" style:font-size-asian="12pt" style:font-name-complex="Courier New" style:font-size-complex="12pt"/>
    </style:style>
    <style:style style:name="T76" style:family="text">
      <style:text-properties style:font-name="Courier New" fo:font-size="12pt" officeooo:rsid="04b6f826" style:font-size-asian="12pt" style:font-name-complex="Courier New" style:font-size-complex="12pt"/>
    </style:style>
    <style:style style:name="T77" style:family="text">
      <style:text-properties style:font-name="Courier New" fo:font-size="12pt" officeooo:rsid="04b95ea3" style:font-size-asian="12pt" style:font-name-complex="Courier New" style:font-size-complex="12pt"/>
    </style:style>
    <style:style style:name="T78" style:family="text">
      <style:text-properties style:font-name="Courier New" fo:font-size="12pt" officeooo:rsid="04bbdfcc" style:font-size-asian="12pt" style:font-name-complex="Courier New" style:font-size-complex="12pt"/>
    </style:style>
    <style:style style:name="T79" style:family="text">
      <style:text-properties style:font-name="Courier New" fo:font-size="12pt" officeooo:rsid="04bcb474" style:font-size-asian="12pt" style:font-name-complex="Courier New" style:font-size-complex="12pt"/>
    </style:style>
    <style:style style:name="T80" style:family="text">
      <style:text-properties style:font-name="Courier New" fo:font-size="12pt" officeooo:rsid="04bcfae7" style:font-size-asian="12pt" style:font-name-complex="Courier New" style:font-size-complex="12pt"/>
    </style:style>
    <style:style style:name="T81" style:family="text">
      <style:text-properties style:font-name="Courier New" fo:font-size="12pt" officeooo:rsid="04bea093" style:font-size-asian="12pt" style:font-name-complex="Courier New" style:font-size-complex="12pt"/>
    </style:style>
    <style:style style:name="T82" style:family="text">
      <style:text-properties style:font-name="Courier New" fo:font-size="12pt" officeooo:rsid="04c077e6" style:font-size-asian="12pt" style:font-name-complex="Courier New" style:font-size-complex="12pt"/>
    </style:style>
    <style:style style:name="T83" style:family="text">
      <style:text-properties style:font-name="Courier New" fo:font-size="12pt" officeooo:rsid="04c233b6" style:font-size-asian="12pt" style:font-name-complex="Courier New" style:font-size-complex="12pt"/>
    </style:style>
    <style:style style:name="T84" style:family="text">
      <style:text-properties style:font-name="Courier New" fo:font-size="12pt" officeooo:rsid="04c37550" style:font-size-asian="12pt" style:font-name-complex="Courier New" style:font-size-complex="12pt"/>
    </style:style>
    <style:style style:name="T85" style:family="text">
      <style:text-properties style:font-name="Courier New" fo:font-size="12pt" officeooo:rsid="04c69f60" style:font-size-asian="12pt" style:font-name-complex="Courier New" style:font-size-complex="12pt"/>
    </style:style>
    <style:style style:name="T86" style:family="text">
      <style:text-properties style:font-name="Courier New" fo:font-size="12pt" officeooo:rsid="04cb1229" style:font-size-asian="12pt" style:font-name-complex="Courier New" style:font-size-complex="12pt"/>
    </style:style>
    <style:style style:name="T87" style:family="text">
      <style:text-properties style:font-name="Courier New" fo:font-size="12pt" officeooo:rsid="04cf4e86" style:font-size-asian="12pt" style:font-name-complex="Courier New" style:font-size-complex="12pt"/>
    </style:style>
    <style:style style:name="T88" style:family="text">
      <style:text-properties style:font-name="Courier New" fo:font-size="12pt" officeooo:rsid="04d015dc" style:font-size-asian="12pt" style:font-name-complex="Courier New" style:font-size-complex="12pt"/>
    </style:style>
    <style:style style:name="T89" style:family="text">
      <style:text-properties style:font-name="Courier New" fo:font-size="12pt" officeooo:rsid="04d11873" style:font-size-asian="12pt" style:font-name-complex="Courier New" style:font-size-complex="12pt"/>
    </style:style>
    <style:style style:name="T90" style:family="text">
      <style:text-properties style:font-name="Courier New" fo:font-size="12pt" officeooo:rsid="04d2b7f7" style:font-size-asian="12pt" style:font-name-complex="Courier New" style:font-size-complex="12pt"/>
    </style:style>
    <style:style style:name="T91" style:family="text">
      <style:text-properties style:font-name="Courier New" fo:font-size="12pt" officeooo:rsid="04d3e5c1" style:font-size-asian="12pt" style:font-name-complex="Courier New" style:font-size-complex="12pt"/>
    </style:style>
    <style:style style:name="T92" style:family="text">
      <style:text-properties style:font-name="Courier New" fo:font-size="12pt" officeooo:rsid="04d6493e" style:font-size-asian="12pt" style:font-name-complex="Courier New" style:font-size-complex="12pt"/>
    </style:style>
    <style:style style:name="T93" style:family="text">
      <style:text-properties style:font-name="Courier New" fo:font-size="12pt" officeooo:rsid="04d87cc7" style:font-size-asian="12pt" style:font-name-complex="Courier New" style:font-size-complex="12pt"/>
    </style:style>
    <style:style style:name="T94" style:family="text">
      <style:text-properties style:font-name="Courier New" fo:font-size="12pt" officeooo:rsid="04d8efed" style:font-size-asian="12pt" style:font-name-complex="Courier New" style:font-size-complex="12pt"/>
    </style:style>
    <style:style style:name="T95" style:family="text">
      <style:text-properties style:font-name="Courier New" fo:font-size="12pt" officeooo:rsid="04d987e6" style:font-size-asian="12pt" style:font-name-complex="Courier New" style:font-size-complex="12pt"/>
    </style:style>
    <style:style style:name="T96" style:family="text">
      <style:text-properties style:font-name="Courier New" fo:font-size="12pt" officeooo:rsid="04db03fa" style:font-size-asian="12pt" style:font-name-complex="Courier New" style:font-size-complex="12pt"/>
    </style:style>
    <style:style style:name="T97" style:family="text">
      <style:text-properties style:font-name="Courier New" fo:font-size="12pt" officeooo:rsid="04db7f7e" style:font-size-asian="12pt" style:font-name-complex="Courier New" style:font-size-complex="12pt"/>
    </style:style>
    <style:style style:name="T98" style:family="text">
      <style:text-properties style:font-name="Courier New" fo:font-size="12pt" officeooo:rsid="04dbfb78" style:font-size-asian="12pt" style:font-name-complex="Courier New" style:font-size-complex="12pt"/>
    </style:style>
    <style:style style:name="T99" style:family="text">
      <style:text-properties style:font-name="Courier New" fo:font-size="12pt" officeooo:rsid="04dd3346" style:font-size-asian="12pt" style:font-name-complex="Courier New" style:font-size-complex="12pt"/>
    </style:style>
    <style:style style:name="T100" style:family="text">
      <style:text-properties style:font-name="Courier New" fo:font-size="12pt" officeooo:rsid="04df5a87" style:font-size-asian="12pt" style:font-name-complex="Courier New" style:font-size-complex="12pt"/>
    </style:style>
    <style:style style:name="T101" style:family="text">
      <style:text-properties style:font-name="Courier New" fo:font-size="12pt" officeooo:rsid="04e158fd" style:font-size-asian="12pt" style:font-name-complex="Courier New" style:font-size-complex="12pt"/>
    </style:style>
    <style:style style:name="T102" style:family="text">
      <style:text-properties style:font-name="Courier New" fo:font-size="12pt" officeooo:rsid="04e253b9" style:font-size-asian="12pt" style:font-name-complex="Courier New" style:font-size-complex="12pt"/>
    </style:style>
    <style:style style:name="T103" style:family="text">
      <style:text-properties style:font-name="Courier New" fo:font-size="12pt" officeooo:rsid="04e304e8" style:font-size-asian="12pt" style:font-name-complex="Courier New" style:font-size-complex="12pt"/>
    </style:style>
    <style:style style:name="T104" style:family="text">
      <style:text-properties style:font-name="Courier New" fo:font-size="12pt" officeooo:rsid="04c9aaf9" style:font-size-asian="12pt" style:font-name-complex="Courier New" style:font-size-complex="12pt"/>
    </style:style>
    <style:style style:name="T105" style:family="text">
      <style:text-properties style:font-name="Courier New" fo:font-size="12pt" officeooo:rsid="04e4e382" style:font-size-asian="12pt" style:font-name-complex="Courier New" style:font-size-complex="12pt"/>
    </style:style>
    <style:style style:name="T106" style:family="text">
      <style:text-properties style:font-name="Courier New" fo:font-size="12pt" officeooo:rsid="04e6a22c" style:font-size-asian="12pt" style:font-name-complex="Courier New" style:font-size-complex="12pt"/>
    </style:style>
    <style:style style:name="T107" style:family="text">
      <style:text-properties style:font-name="Courier New" fo:font-size="12pt" officeooo:rsid="04e79dc0" style:font-size-asian="12pt" style:font-name-complex="Courier New" style:font-size-complex="12pt"/>
    </style:style>
    <style:style style:name="T108" style:family="text">
      <style:text-properties style:font-name="Courier New" fo:font-size="12pt" officeooo:rsid="04eb3b65" style:font-size-asian="12pt" style:font-name-complex="Courier New" style:font-size-complex="12pt"/>
    </style:style>
    <style:style style:name="T109" style:family="text">
      <style:text-properties style:font-name="Courier New" fo:font-size="12pt" officeooo:rsid="04ec0a91" style:font-size-asian="12pt" style:font-name-complex="Courier New" style:font-size-complex="12pt"/>
    </style:style>
    <style:style style:name="T110" style:family="text">
      <style:text-properties style:font-name="Courier New" fo:font-size="12pt" officeooo:rsid="04ec5ca6" style:font-size-asian="12pt" style:font-name-complex="Courier New" style:font-size-complex="12pt"/>
    </style:style>
    <style:style style:name="T111" style:family="text">
      <style:text-properties style:font-name="Courier New" fo:font-size="12pt" officeooo:rsid="04eca8a0" style:font-size-asian="12pt" style:font-name-complex="Courier New" style:font-size-complex="12pt"/>
    </style:style>
    <style:style style:name="T112" style:family="text">
      <style:text-properties style:font-name="Courier New" fo:font-size="12pt" officeooo:rsid="04ecc5ec" style:font-size-asian="12pt" style:font-name-complex="Courier New" style:font-size-complex="12pt"/>
    </style:style>
    <style:style style:name="T113" style:family="text">
      <style:text-properties style:font-name="Courier New" fo:font-size="12pt" officeooo:rsid="04ee9fe6" style:font-size-asian="12pt" style:font-name-complex="Courier New" style:font-size-complex="12pt"/>
    </style:style>
    <style:style style:name="T114" style:family="text">
      <style:text-properties style:font-name="Courier New" fo:font-size="12pt" officeooo:rsid="04eee9ed" style:font-size-asian="12pt" style:font-name-complex="Courier New" style:font-size-complex="12pt"/>
    </style:style>
    <style:style style:name="T115" style:family="text">
      <style:text-properties style:font-name="Courier New" fo:font-size="12pt" officeooo:rsid="04f010a4" style:font-size-asian="12pt" style:font-name-complex="Courier New" style:font-size-complex="12pt"/>
    </style:style>
    <style:style style:name="T116" style:family="text">
      <style:text-properties style:font-name="Courier New" fo:font-size="12pt" officeooo:rsid="04f11329" style:font-size-asian="12pt" style:font-name-complex="Courier New" style:font-size-complex="12pt"/>
    </style:style>
    <style:style style:name="T117" style:family="text">
      <style:text-properties style:font-name="Courier New" fo:font-size="12pt" officeooo:rsid="04f42389" style:font-size-asian="12pt" style:font-name-complex="Courier New" style:font-size-complex="12pt"/>
    </style:style>
    <style:style style:name="T118" style:family="text">
      <style:text-properties style:font-name="Courier New" fo:font-size="12pt" officeooo:rsid="04f60bf0" style:font-size-asian="12pt" style:font-name-complex="Courier New" style:font-size-complex="12pt"/>
    </style:style>
    <style:style style:name="T119" style:family="text">
      <style:text-properties style:font-name="Courier New" fo:font-size="12pt" officeooo:rsid="04f76da8" style:font-size-asian="12pt" style:font-name-complex="Courier New" style:font-size-complex="12pt"/>
    </style:style>
    <style:style style:name="T120" style:family="text">
      <style:text-properties style:font-name="Courier New" fo:font-size="12pt" officeooo:rsid="04f924ae" style:font-size-asian="12pt" style:font-name-complex="Courier New" style:font-size-complex="12pt"/>
    </style:style>
    <style:style style:name="T121" style:family="text">
      <style:text-properties style:font-name="Courier New" fo:font-size="12pt" officeooo:rsid="04fa8b59" style:font-size-asian="12pt" style:font-name-complex="Courier New" style:font-size-complex="12pt"/>
    </style:style>
    <style:style style:name="T122" style:family="text">
      <style:text-properties style:font-name="Courier New" fo:font-size="12pt" officeooo:rsid="04fcda67" style:font-size-asian="12pt" style:font-name-complex="Courier New" style:font-size-complex="12pt"/>
    </style:style>
    <style:style style:name="T123" style:family="text">
      <style:text-properties style:font-name="Courier New" fo:font-size="12pt" officeooo:rsid="04fd7812" style:font-size-asian="12pt" style:font-name-complex="Courier New" style:font-size-complex="12pt"/>
    </style:style>
    <style:style style:name="T124" style:family="text">
      <style:text-properties style:font-name="Courier New" fo:font-size="12pt" officeooo:rsid="04fe2007" style:font-size-asian="12pt" style:font-name-complex="Courier New" style:font-size-complex="12pt"/>
    </style:style>
    <style:style style:name="T125" style:family="text">
      <style:text-properties style:font-name="Courier New" fo:font-size="12pt" officeooo:rsid="05058a49" style:font-size-asian="12pt" style:font-name-complex="Courier New" style:font-size-complex="12pt"/>
    </style:style>
    <style:style style:name="T126" style:family="text">
      <style:text-properties style:font-name="Courier New" fo:font-size="12pt" officeooo:rsid="0506d025" style:font-size-asian="12pt" style:font-name-complex="Courier New" style:font-size-complex="12pt"/>
    </style:style>
    <style:style style:name="T127" style:family="text">
      <style:text-properties style:font-name="Courier New" fo:font-size="12pt" officeooo:rsid="05072b0b" style:font-size-asian="12pt" style:font-name-complex="Courier New" style:font-size-complex="12pt"/>
    </style:style>
    <style:style style:name="T128" style:family="text">
      <style:text-properties style:font-name="Courier New" fo:font-size="12pt" officeooo:rsid="0508a216" style:font-size-asian="12pt" style:font-name-complex="Courier New" style:font-size-complex="12pt"/>
    </style:style>
    <style:style style:name="T129" style:family="text">
      <style:text-properties style:font-name="Courier New" fo:font-size="12pt" officeooo:rsid="050d937d" style:font-size-asian="12pt" style:font-name-complex="Courier New" style:font-size-complex="12pt"/>
    </style:style>
    <style:style style:name="T130" style:family="text">
      <style:text-properties style:font-name="Courier New" fo:font-size="12pt" officeooo:rsid="050f33e6" style:font-size-asian="12pt" style:font-name-complex="Courier New" style:font-size-complex="12pt"/>
    </style:style>
    <style:style style:name="T131" style:family="text">
      <style:text-properties style:font-name="Courier New" fo:font-size="12pt" officeooo:rsid="0510a19a" style:font-size-asian="12pt" style:font-name-complex="Courier New" style:font-size-complex="12pt"/>
    </style:style>
    <style:style style:name="T132" style:family="text">
      <style:text-properties style:font-name="Courier New" fo:font-size="12pt" officeooo:rsid="05141050" style:font-size-asian="12pt" style:font-name-complex="Courier New" style:font-size-complex="12pt"/>
    </style:style>
    <style:style style:name="T133" style:family="text">
      <style:text-properties style:font-name="Courier New" fo:font-size="12pt" officeooo:rsid="05155b73" style:font-size-asian="12pt" style:font-name-complex="Courier New" style:font-size-complex="12pt"/>
    </style:style>
    <style:style style:name="T134" style:family="text">
      <style:text-properties style:font-name="Courier New" fo:font-size="12pt" officeooo:rsid="051582b0" style:font-size-asian="12pt" style:font-name-complex="Courier New" style:font-size-complex="12pt"/>
    </style:style>
    <style:style style:name="T135" style:family="text">
      <style:text-properties style:font-name-asian="Courier New"/>
    </style:style>
    <style:style style:name="T136" style:family="text">
      <style:text-properties officeooo:rsid="04559375" style:font-name-asian="Courier New"/>
    </style:style>
    <style:style style:name="T137" style:family="text">
      <style:text-properties officeooo:rsid="0031a1b0"/>
    </style:style>
    <style:style style:name="T138" style:family="text">
      <style:text-properties officeooo:rsid="0032479d"/>
    </style:style>
    <style:style style:name="T139" style:family="text">
      <style:text-properties officeooo:rsid="003b5934"/>
    </style:style>
    <style:style style:name="T140" style:family="text">
      <style:text-properties officeooo:rsid="00aa76a7"/>
    </style:style>
    <style:style style:name="T141" style:family="text">
      <style:text-properties officeooo:rsid="00b5bdd3"/>
    </style:style>
    <style:style style:name="T142" style:family="text">
      <style:text-properties officeooo:rsid="00b608dc"/>
    </style:style>
    <style:style style:name="T143" style:family="text">
      <style:text-properties officeooo:rsid="00bafe11"/>
    </style:style>
    <style:style style:name="T144" style:family="text">
      <style:text-properties officeooo:rsid="00beb069"/>
    </style:style>
    <style:style style:name="T145" style:family="text">
      <style:text-properties officeooo:rsid="00c0ce30"/>
    </style:style>
    <style:style style:name="T146" style:family="text">
      <style:text-properties officeooo:rsid="00c55f29"/>
    </style:style>
    <style:style style:name="T147" style:family="text">
      <style:text-properties officeooo:rsid="00c605bd"/>
    </style:style>
    <style:style style:name="T148" style:family="text">
      <style:text-properties officeooo:rsid="00c9ba0e"/>
    </style:style>
    <style:style style:name="T149" style:family="text">
      <style:text-properties officeooo:rsid="0176e6f3"/>
    </style:style>
    <style:style style:name="T150" style:family="text">
      <style:text-properties officeooo:rsid="0177bebf"/>
    </style:style>
    <style:style style:name="T151" style:family="text">
      <style:text-properties officeooo:rsid="01934724"/>
    </style:style>
    <style:style style:name="T152" style:family="text">
      <style:text-properties officeooo:rsid="01b32ee2"/>
    </style:style>
    <style:style style:name="T153" style:family="text">
      <style:text-properties officeooo:rsid="01b36120"/>
    </style:style>
    <style:style style:name="T154" style:family="text">
      <style:text-properties officeooo:rsid="01b55656"/>
    </style:style>
    <style:style style:name="T155" style:family="text">
      <style:text-properties officeooo:rsid="01c9d256"/>
    </style:style>
    <style:style style:name="T156" style:family="text">
      <style:text-properties officeooo:rsid="01f4e1a6"/>
    </style:style>
    <style:style style:name="T157" style:family="text">
      <style:text-properties officeooo:rsid="01f58801"/>
    </style:style>
    <style:style style:name="T158" style:family="text">
      <style:text-properties officeooo:rsid="02861325"/>
    </style:style>
    <style:style style:name="T159" style:family="text">
      <style:text-properties officeooo:rsid="02b82171"/>
    </style:style>
    <style:style style:name="T160" style:family="text">
      <style:text-properties officeooo:rsid="038c7884"/>
    </style:style>
    <style:style style:name="T161" style:family="text">
      <style:text-properties officeooo:rsid="042cd1e0"/>
    </style:style>
    <style:style style:name="T162" style:family="text">
      <style:text-properties officeooo:rsid="042ec5d2"/>
    </style:style>
    <style:style style:name="T163" style:family="text">
      <style:text-properties officeooo:rsid="042fcf21"/>
    </style:style>
    <style:style style:name="T164" style:family="text">
      <style:text-properties officeooo:rsid="044c650a"/>
    </style:style>
    <style:style style:name="T165" style:family="text">
      <style:text-properties officeooo:rsid="04559375"/>
    </style:style>
    <style:style style:name="T166" style:family="text">
      <style:text-properties officeooo:rsid="045759f0"/>
    </style:style>
    <style:style style:name="T167" style:family="text">
      <style:text-properties officeooo:rsid="0462b7cf"/>
    </style:style>
    <style:style style:name="T168" style:family="text">
      <style:text-properties officeooo:rsid="04649c06"/>
    </style:style>
    <style:style style:name="T169" style:family="text">
      <style:text-properties officeooo:rsid="0468d17a"/>
    </style:style>
    <style:style style:name="T170" style:family="text">
      <style:text-properties officeooo:rsid="046a2321"/>
    </style:style>
    <style:style style:name="T171" style:family="text">
      <style:text-properties officeooo:rsid="046c42b0"/>
    </style:style>
    <style:style style:name="T172" style:family="text">
      <style:text-properties officeooo:rsid="046ddf47"/>
    </style:style>
    <style:style style:name="T173" style:family="text">
      <style:text-properties officeooo:rsid="0472e783"/>
    </style:style>
    <style:style style:name="T174" style:family="text">
      <style:text-properties officeooo:rsid="04777e6f"/>
    </style:style>
    <style:style style:name="T175" style:family="text">
      <style:text-properties officeooo:rsid="04781130"/>
    </style:style>
    <style:style style:name="T176" style:family="text">
      <style:text-properties officeooo:rsid="04789cf9"/>
    </style:style>
    <style:style style:name="T177" style:family="text">
      <style:text-properties officeooo:rsid="048589c4"/>
    </style:style>
    <style:style style:name="T178" style:family="text">
      <style:text-properties officeooo:rsid="0488500b"/>
    </style:style>
    <style:style style:name="T179" style:family="text">
      <style:text-properties fo:font-size="12pt" style:font-size-asian="12pt"/>
    </style:style>
    <style:style style:name="T180" style:family="text">
      <style:text-properties fo:font-size="12pt" officeooo:rsid="0486f401" style:font-size-asian="12pt"/>
    </style:style>
    <style:style style:name="T181" style:family="text">
      <style:text-properties fo:font-size="12pt" officeooo:rsid="048d5eeb" style:font-size-asian="12pt"/>
    </style:style>
    <style:style style:name="T182" style:family="text">
      <style:text-properties fo:font-size="12pt" officeooo:rsid="04712e2e" style:font-size-asian="12pt"/>
    </style:style>
    <style:style style:name="T183" style:family="text">
      <style:text-properties fo:font-size="12pt" officeooo:rsid="017614c9" style:font-size-asian="12pt"/>
    </style:style>
    <style:style style:name="T184" style:family="text">
      <style:text-properties fo:font-size="12pt" officeooo:rsid="00a89125" style:font-size-asian="12pt"/>
    </style:style>
    <style:style style:name="T185" style:family="text">
      <style:text-properties fo:font-size="12pt" officeooo:rsid="04922ec6" style:font-size-asian="12pt"/>
    </style:style>
    <style:style style:name="T186" style:family="text">
      <style:text-properties fo:font-size="12pt" officeooo:rsid="04a6f17b" style:font-size-asian="12pt"/>
    </style:style>
    <style:style style:name="T187" style:family="text">
      <style:text-properties fo:font-size="12pt" officeooo:rsid="04a7ec0f" style:font-size-asian="12pt"/>
    </style:style>
    <style:style style:name="T188" style:family="text">
      <style:text-properties fo:font-size="12pt" officeooo:rsid="04a8f032" style:font-size-asian="12pt"/>
    </style:style>
    <style:style style:name="T189" style:family="text">
      <style:text-properties fo:font-size="12pt" officeooo:rsid="04afe9eb" style:font-size-asian="12pt"/>
    </style:style>
    <style:style style:name="T190" style:family="text">
      <style:text-properties fo:font-size="12pt" officeooo:rsid="03d6474a" style:font-size-asian="12pt"/>
    </style:style>
    <style:style style:name="T191" style:family="text">
      <style:text-properties fo:font-size="12pt" officeooo:rsid="04585528" style:font-size-asian="12pt"/>
    </style:style>
    <style:style style:name="T192" style:family="text">
      <style:text-properties fo:font-size="12pt" officeooo:rsid="04b16df2" style:font-size-asian="12pt"/>
    </style:style>
    <style:style style:name="T193" style:family="text">
      <style:text-properties fo:font-size="12pt" officeooo:rsid="04b2fd5c" style:font-size-asian="12pt"/>
    </style:style>
    <style:style style:name="T194" style:family="text">
      <style:text-properties fo:font-size="12pt" officeooo:rsid="00c454a6" style:font-size-asian="12pt"/>
    </style:style>
    <style:style style:name="T195" style:family="text">
      <style:text-properties fo:font-size="12pt" officeooo:rsid="04c077e6" style:font-size-asian="12pt"/>
    </style:style>
    <style:style style:name="T196" style:family="text">
      <style:text-properties fo:font-size="12pt" officeooo:rsid="04ee9fe6" style:font-size-asian="12pt"/>
    </style:style>
    <style:style style:name="T197" style:family="text">
      <style:text-properties fo:font-size="12pt" officeooo:rsid="050233cc" style:font-size-asian="12pt"/>
    </style:style>
    <style:style style:name="T198" style:family="text">
      <style:text-properties fo:font-size="12pt" officeooo:rsid="05038bbe" style:font-size-asian="12pt"/>
    </style:style>
    <style:style style:name="T199" style:family="text">
      <style:text-properties fo:font-size="12pt" officeooo:rsid="00bc216e" style:font-size-asian="12pt"/>
    </style:style>
    <style:style style:name="T200" style:family="text">
      <style:text-properties fo:font-size="12pt" officeooo:rsid="0506d025" style:font-size-asian="12pt"/>
    </style:style>
    <style:style style:name="T201" style:family="text">
      <style:text-properties fo:font-size="12pt" officeooo:rsid="049468aa" style:font-size-asian="12pt"/>
    </style:style>
    <style:style style:name="T202" style:family="text">
      <style:text-properties fo:font-size="12pt" officeooo:rsid="05093168" style:font-size-asian="12pt"/>
    </style:style>
    <style:style style:name="T203" style:family="text">
      <style:text-properties fo:font-size="12pt" officeooo:rsid="050ae343" style:font-size-asian="12pt"/>
    </style:style>
    <style:style style:name="T204" style:family="text">
      <style:text-properties fo:font-size="12pt" officeooo:rsid="0508a216" style:font-size-asian="12pt"/>
    </style:style>
    <style:style style:name="T205" style:family="text">
      <style:text-properties fo:font-size="12pt" officeooo:rsid="04aa32ba" style:font-size-asian="12pt"/>
    </style:style>
    <style:style style:name="T206" style:family="text">
      <style:text-properties fo:font-size="12pt" officeooo:rsid="01b36120" style:font-size-asian="12pt"/>
    </style:style>
    <style:style style:name="T207" style:family="text">
      <style:text-properties fo:font-size="12pt" officeooo:rsid="045c99cf" style:font-size-asian="12pt"/>
    </style:style>
    <style:style style:name="T208" style:family="text">
      <style:text-properties fo:font-size="12pt" officeooo:rsid="038a1af3" style:font-size-asian="12pt"/>
    </style:style>
    <style:style style:name="T209" style:family="text">
      <style:text-properties fo:font-size="12pt" officeooo:rsid="050f33e6" style:font-size-asian="12pt"/>
    </style:style>
    <style:style style:name="T210" style:family="text">
      <style:text-properties fo:font-size="12pt" officeooo:rsid="051178c5" style:font-size-asian="12pt"/>
    </style:style>
    <style:style style:name="T211" style:family="text">
      <style:text-properties fo:font-size="12pt" officeooo:rsid="0176e6f3" style:font-size-asian="12pt"/>
    </style:style>
    <style:style style:name="T212" style:family="text">
      <style:text-properties fo:font-size="12pt" officeooo:rsid="028774af" style:font-size-asian="12pt"/>
    </style:style>
    <style:style style:name="T213" style:family="text">
      <style:text-properties fo:font-size="12pt" officeooo:rsid="05137540" style:font-size-asian="12pt"/>
    </style:style>
    <style:style style:name="T214" style:family="text">
      <style:text-properties officeooo:rsid="048b7f65"/>
    </style:style>
    <style:style style:name="T215" style:family="text">
      <style:text-properties officeooo:rsid="048ec67a"/>
    </style:style>
    <style:style style:name="T216" style:family="text">
      <style:text-properties officeooo:rsid="0490bf59"/>
    </style:style>
    <style:style style:name="T217" style:family="text">
      <style:text-properties officeooo:rsid="04922ec6"/>
    </style:style>
    <style:style style:name="T218" style:family="text">
      <style:text-properties officeooo:rsid="049468aa"/>
    </style:style>
    <style:style style:name="T219" style:family="text">
      <style:text-properties officeooo:rsid="04a45d7f"/>
    </style:style>
    <style:style style:name="T220" style:family="text">
      <style:text-properties officeooo:rsid="04a6c13a"/>
    </style:style>
    <style:style style:name="T221" style:family="text">
      <style:text-properties officeooo:rsid="04a6f17b"/>
    </style:style>
    <style:style style:name="T222" style:family="text">
      <style:text-properties officeooo:rsid="04a8f032"/>
    </style:style>
    <style:style style:name="T223" style:family="text">
      <style:text-properties officeooo:rsid="04aa32ba"/>
    </style:style>
    <style:style style:name="T224" style:family="text">
      <style:text-properties officeooo:rsid="04abfa38"/>
    </style:style>
    <style:style style:name="T225" style:family="text">
      <style:text-properties officeooo:rsid="04ac01e0"/>
    </style:style>
    <style:style style:name="T226" style:family="text">
      <style:text-properties officeooo:rsid="04afe9eb"/>
    </style:style>
    <style:style style:name="T227" style:family="text">
      <style:text-properties officeooo:rsid="04b16df2"/>
    </style:style>
    <style:style style:name="T228" style:family="text">
      <style:text-properties officeooo:rsid="04b2fd5c"/>
    </style:style>
    <style:style style:name="T229" style:family="text">
      <style:text-properties officeooo:rsid="04b34a38"/>
    </style:style>
    <style:style style:name="T230" style:family="text">
      <style:text-properties officeooo:rsid="04b57a73"/>
    </style:style>
    <style:style style:name="T231" style:family="text">
      <style:text-properties officeooo:rsid="04b5d80e"/>
    </style:style>
    <style:style style:name="T232" style:family="text">
      <style:text-properties officeooo:rsid="04b95ea3"/>
    </style:style>
    <style:style style:name="T233" style:family="text">
      <style:text-properties officeooo:rsid="04bfd62f"/>
    </style:style>
    <style:style style:name="T234" style:family="text">
      <style:text-properties officeooo:rsid="04c077e6"/>
    </style:style>
    <style:style style:name="T235" style:family="text">
      <style:text-properties officeooo:rsid="04c233b6"/>
    </style:style>
    <style:style style:name="T236" style:family="text">
      <style:text-properties officeooo:rsid="04c37550"/>
    </style:style>
    <style:style style:name="T237" style:family="text">
      <style:text-properties officeooo:rsid="04c69f60"/>
    </style:style>
    <style:style style:name="T238" style:family="text">
      <style:text-properties officeooo:rsid="04c9aaf9"/>
    </style:style>
    <style:style style:name="T239" style:family="text">
      <style:text-properties officeooo:rsid="04cb1229"/>
    </style:style>
    <style:style style:name="T240" style:family="text">
      <style:text-properties officeooo:rsid="04cf4e86"/>
    </style:style>
    <style:style style:name="T241" style:family="text">
      <style:text-properties officeooo:rsid="04d80231"/>
    </style:style>
    <style:style style:name="T242" style:family="text">
      <style:text-properties officeooo:rsid="04dbfb78"/>
    </style:style>
    <style:style style:name="T243" style:family="text">
      <style:text-properties officeooo:rsid="04df5a87"/>
    </style:style>
    <style:style style:name="T244" style:family="text">
      <style:text-properties officeooo:rsid="04eca8a0"/>
    </style:style>
    <style:style style:name="T245" style:family="text">
      <style:text-properties officeooo:rsid="04ee9fe6"/>
    </style:style>
    <style:style style:name="T246" style:family="text">
      <style:text-properties officeooo:rsid="04f010a4"/>
    </style:style>
    <style:style style:name="T247" style:family="text">
      <style:text-properties officeooo:rsid="04f12ba6"/>
    </style:style>
    <style:style style:name="T248" style:family="text">
      <style:text-properties officeooo:rsid="04fcda67"/>
    </style:style>
    <style:style style:name="T249" style:family="text">
      <style:text-properties officeooo:rsid="0506d025"/>
    </style:style>
    <style:style style:name="T250" style:family="text">
      <style:text-properties officeooo:rsid="0508a216"/>
    </style:style>
    <style:style style:name="T251" style:family="text">
      <style:text-properties officeooo:rsid="050c41c3"/>
    </style:style>
    <style:style style:name="T252" style:family="text">
      <style:text-properties officeooo:rsid="050d937d"/>
    </style:style>
    <style:style style:name="T253" style:family="text">
      <style:text-properties officeooo:rsid="050f33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4" text:outline-level="2">Mar 24: Lisa, Jeff, Kelly, Becky,<text:span text:style-name="T177"> </text:span>Michelles, Heather, boyfriend</text:h>
      <text:h text:style-name="P177" text:outline-level="3"><text:span text:style-name="T12">12</text:span><text:span text:style-name="T11">. </text:span><text:span text:style-name="T5">EXT. COURTYARD - </text:span><text:span text:style-name="T56">MEDIUM SHOT </text:span><text:span text:style-name="T59">STRAIGHT AT DOOR</text:span></text:h>
      <text:p text:style-name="P42"><text:span text:style-name="T13">School building exit. </text:span><text:span text:style-name="T57">There’s a poster about the Christmas Dance.</text:span><text:span text:style-name="T13"> Buzzer rings.</text:span></text:p>
      <text:p text:style-name="P44"><text:span text:style-name="T56">Kids walk, run, jump out of the building holding books. </text:span><text:span text:style-name="T134">EVERYONE MUST BE WEARING WHITE POLO SHIRT</text:span></text:p>
      <text:h text:style-name="P179" text:outline-level="3"><text:span text:style-name="T251">13. </text:span>EXT. COURTYARD - <text:span text:style-name="T214">LONG</text:span><text:span text:style-name="T180"> SHOT </text:span><text:span text:style-name="T181">STRAIGHT AT DOOR</text:span></text:h>
      <text:p text:style-name="P45"><text:span text:style-name="T13">Kids go off in different directions, some with basketballs, others doing various after school things. A tuba or large music case would be fun </text:span><text:span text:style-name="T67">(though we didn’t have a band)</text:span><text:span text:style-name="T13">, </text:span><text:span text:style-name="T67">or</text:span><text:span text:style-name="T13"> </text:span><text:span text:style-name="T67">bring frisbees.</text:span><text:span text:style-name="T13"> If anyone juggles, that would </text:span><text:span text:style-name="T130">also</text:span><text:span text:style-name="T13"> be fun. </text:span></text:p>
      <text:h text:style-name="P179" text:outline-level="3"><text:span text:style-name="T252">17. </text:span>EXT. <text:span text:style-name="T178">CONCRETE PAD – LONG SHOT FROM DOOR POV, cam face NW</text:span></text:h>
      <text:p text:style-name="P43"><text:span text:style-name="T13">Kids run </text:span><text:span text:style-name="T59">to the pad</text:span><text:span text:style-name="T13"> </text:span><text:span text:style-name="T59">dribbling</text:span><text:span text:style-name="T13"> basketballs.</text:span></text:p>
      <text:h text:style-name="P180" text:outline-level="3"><text:span text:style-name="T253">18. </text:span>EXT. COURTYARD – <text:span text:style-name="T215">MEDIUM LONG SHOT looking northeast</text:span></text:h>
      <text:p text:style-name="P46"><text:span text:style-name="T59">Kids wrestling</text:span><text:span text:style-name="T58">.</text:span><text:span text:style-name="T13"> </text:span></text:p>
      <text:h text:style-name="P180" text:outline-level="3"><text:span text:style-name="T253">19. </text:span>EXT. COURTYARD – <text:span text:style-name="T214">LONG SHOT looking southeast</text:span></text:h>
      <text:p text:style-name="P53"><text:span text:style-name="T128">C</text:span><text:span text:style-name="T58">heerleaders </text:span><text:span text:style-name="T60">face </text:span><text:span text:style-name="T61">north</text:span><text:span text:style-name="T58"> practicing a disorganized cheer. Becky stands in front of the other </text:span><text:span text:style-name="T61">cheerleaders</text:span><text:span text:style-name="T58">, facing them.</text:span><text:span text:style-name="T13"> </text:span><text:span text:style-name="T71">The Michelles are in a row next to each other. Lisa and Kelly are together next to them. </text:span><text:span text:style-name="T72">The rest of the cheerleaders are behind Lisa &amp; Kelly.</text:span><text:span text:style-name="T71"> </text:span><text:span text:style-name="T61">O</text:span><text:span text:style-name="T60">ther kids walk in background (not the wrestlers)</text:span><text:span text:style-name="T58">.</text:span></text:p>
      <text:h text:style-name="P179" text:outline-level="3"><text:span text:style-name="T253">20. </text:span>EXT. COURTYARD – <text:span text:style-name="T214">MEDIUM SHOT behind Becky, looking SE</text:span></text:h>
      <text:p text:style-name="P47"><text:span text:style-name="T58">The C</text:span><text:span text:style-name="T13">heerleaders start a cheer. Bending knees and clapping in stiff V shapes. </text:span></text:p>
      <text:p text:style-name="P81">CHEERLEADERS</text:p>
      <text:p text:style-name="P131">We are the Eagles and we are proud</text:p>
      <text:p text:style-name="P131">We’re gonna stomp you</text:p>
      <text:p text:style-name="P1">Raise right <text:span text:style-name="T152">fist and</text:span> elbow <text:span text:style-name="T152">with</text:span> two stomps. Two claps.</text:p>
      <text:h text:style-name="P181" text:outline-level="3"><text:span text:style-name="T253">21. </text:span>EXT. COURTYARD – <text:span text:style-name="T216">OVER LISA’S SHOULDER</text:span></text:h>
      <text:p text:style-name="P26"><text:span text:style-name="T179">Jeff sits at </text:span><text:span text:style-name="T182">a picnic table</text:span><text:span text:style-name="T179"> in the </text:span><text:span text:style-name="T183">background</text:span><text:span text:style-name="T179">, watching them. </text:span><text:span text:style-name="T184">He’s surrounded by textbooks, trying to look studious. </text:span></text:p>
      <text:p text:style-name="P154">CHEERLEADERS</text:p>
      <text:p text:style-name="P131"><text:soft-page-break/>In the ground.</text:p>
      <text:p text:style-name="P155">BECKY </text:p>
      <text:p text:style-name="P146">Raise your hands!</text:p>
      <text:h text:style-name="P182" text:outline-level="3"><text:span text:style-name="T253">23a. </text:span>EXT. COURTYARD – <text:span text:style-name="T216">MEDIUM SHOT LISA – JEFF’S POV</text:span></text:h>
      <text:p text:style-name="P7">Lisa notices Jeff and smiles. </text:p>
      <text:h text:style-name="P180" text:outline-level="3"><text:span text:style-name="T253">22a. </text:span>EXT. COURTYARD – <text:span text:style-name="T218">MEDIUM SHOT JEFF - LISA’S POV</text:span></text:h>
      <text:p text:style-name="P7">Jeff looks down and pretends to do homework. </text:p>
      <text:p text:style-name="P116"><text:span text:style-name="T179">BECKY </text:span><text:span text:style-name="T185">(OS) – </text:span><text:span text:style-name="T209">voiced above</text:span></text:p>
      <text:p text:style-name="P131">Raise your hands!</text:p>
      <text:h text:style-name="P183" text:outline-level="3"><text:span text:style-name="T253">23b. </text:span>EXT. COURTYARD – <text:span text:style-name="T216">MEDIUM SHOT LISA – JEFF’S POV</text:span></text:h>
      <text:p text:style-name="P27"><text:span text:style-name="T179">Lisa </text:span><text:span text:style-name="T185">stops smiling, turns to Becky</text:span><text:span text:style-name="T179">. </text:span></text:p>
      <text:h text:style-name="P183" text:outline-level="3"><text:span text:style-name="T250">14a. </text:span>EXT. COURTYARD – <text:span text:style-name="T217">MEDIUM SHOT CHEERLEADERS looking East</text:span></text:h>
      <text:p text:style-name="P8"><text:span text:style-name="T217">Jeff in background. </text:span>The cheerleaders raise their hands in a wiggly motion.</text:p>
      <text:p text:style-name="P81">CHEERLEADERS</text:p>
      <text:p text:style-name="P131">Raise your hands.</text:p>
      <text:p text:style-name="P117"><text:span text:style-name="T179">BECKY </text:span><text:span text:style-name="T201">(mean)</text:span></text:p>
      <text:p text:style-name="P131">Louder!</text:p>
      <text:h text:style-name="P184" text:outline-level="3">29. MEDIUM CLOSE SHOT BECKY northeast –incase insert needed</text:h>
      <text:p text:style-name="P114">BECKY <text:span text:style-name="T218">(mean)</text:span></text:p>
      <text:p text:style-name="P145">Louder!</text:p>
      <text:h text:style-name="P196" text:outline-level="3">14b. MEDIUM SHOT CHEERLEADERS looking east</text:h>
      <text:p text:style-name="P9">Three claps. They stomp feet and clap three times.</text:p>
      <text:p text:style-name="P81">CHEERLEADERS</text:p>
      <text:p text:style-name="P131">Stomp your feet.</text:p>
      <text:p text:style-name="P1">Three claps. Clap and stomp seven times (once with each syllable).</text:p>
      <text:p text:style-name="P81">CHEERLEADERS</text:p>
      <text:p text:style-name="P131"><text:span text:style-name="T220">Golden</text:span> Eagles can’t be beat.</text:p>
      <text:p text:style-name="P1">Three claps. </text:p>
      <text:h text:style-name="P197" text:outline-level="3"><text:soft-page-break/>15. MEDIUM SHOT MARNIE northeast</text:h>
      <text:p text:style-name="P13"><text:span text:style-name="T222">Marnie walks through the background south to north with Luke and friends</text:span>. </text:p>
      <text:p text:style-name="P94"><text:span text:style-name="T221">MARNIE</text:span> <text:span text:style-name="T221">(yelling)</text:span></text:p>
      <text:p text:style-name="P150"><text:span text:style-name="T222">We</text:span>’re beat every game!</text:p>
      <text:p text:style-name="P94"><text:span text:style-name="T221">LUKE</text:span> <text:span text:style-name="T221">(yelling)</text:span></text:p>
      <text:p text:style-name="P151"><text:span text:style-name="T221">Burn</text:span>!</text:p>
      <text:h text:style-name="P198" text:outline-level="3">14c. MEDIUM SHOT CHEERLEADERS looking east</text:h>
      <text:p text:style-name="P33"><text:span text:style-name="T186">Becky stares ahead and looks like she’s going to burst</text:span><text:span text:style-name="T179">. </text:span><text:span text:style-name="T204">Marnie &amp; Luke in background.</text:span></text:p>
      <text:h text:style-name="P200" text:outline-level="3">23c. MEDIUM SHOT LISA – JEFF’S POV</text:h>
      <text:p text:style-name="P28"><text:span text:style-name="T179">Lisa </text:span><text:span text:style-name="T186">watches </text:span><text:span text:style-name="T202">Marnie</text:span><text:span text:style-name="T186"> and</text:span><text:span text:style-name="T179"> </text:span><text:span text:style-name="T186">laugh</text:span><text:span text:style-name="T179">s </text:span><text:span text:style-name="T186">subtly</text:span><text:span text:style-name="T179">. </text:span></text:p>
      <text:h text:style-name="P185" text:outline-level="3">30. MEDIUM CLOSE SHOT BECKY – MARNIE’S POV</text:h>
      <text:p text:style-name="P13"><text:span text:style-name="T221">Becky quickly turns and gives Marnie an angry look</text:span>. </text:p>
      <text:h text:style-name="P198" text:outline-level="3">14d. MEDIUM SHOT CHEERLEADERS looking east</text:h>
      <text:p text:style-name="P33"><text:span text:style-name="T187">Luke high fives Marnie </text:span><text:span text:style-name="T203">in the background </text:span><text:span text:style-name="T209">&amp;</text:span><text:span text:style-name="T203"> walk offscreen.</text:span></text:p>
      <text:p text:style-name="P32"><text:span text:style-name="T188">Becky turns back to the cheerleaders, still angry</text:span><text:span text:style-name="T179">. </text:span></text:p>
      <text:p text:style-name="P95">BECKY</text:p>
      <text:p text:style-name="P131"><text:span text:style-name="T153">T</text:span>ake a break.</text:p>
      <text:h text:style-name="P201" text:outline-level="3">23d. MEDIUM SHOT LISA – JEFF’S POV</text:h>
      <text:p text:style-name="P9">Lisa looks over at Jeff again, smiles. </text:p>
      <text:h text:style-name="P201" text:outline-level="3">22b. MEDIUM SHOT JEFF - LISA’S POV</text:h>
      <text:p text:style-name="P9"><text:span text:style-name="T218">J</text:span>e<text:span text:style-name="T218">ff</text:span> smiles back.</text:p>
      <text:h text:style-name="P203" text:outline-level="3">14e. MEDIUM SHOT CHEERLEADERS looking east</text:h>
      <text:p text:style-name="P33"><text:span text:style-name="T179">Becky sits on the ground. The other </text:span><text:span text:style-name="T205">cheerleaders</text:span><text:span text:style-name="T179"> sit down </text:span><text:span text:style-name="T206">near her</text:span><text:span text:style-name="T179"> </text:span><text:span text:style-name="T183">to form a circle</text:span><text:span text:style-name="T179">. </text:span></text:p>
      <text:h text:style-name="P198" text:outline-level="3">16a. MEDIUM SHOT CHEERLEADERS looking east, camera lower</text:h>
      <text:p text:style-name="P33"><text:span text:style-name="T179">Becky sits on the ground. The other </text:span><text:span text:style-name="T205">cheerleaders</text:span><text:span text:style-name="T179"> sit down </text:span><text:span text:style-name="T206">near her</text:span><text:span text:style-name="T179"> </text:span><text:span text:style-name="T183">to form a circle</text:span><text:span text:style-name="T179">. Becky looks through a notebook. </text:span></text:p>
      <text:p text:style-name="P48"><text:soft-page-break/><text:span text:style-name="T47">HEATHER</text:span><text:span text:style-name="T46">, a nice </text:span><text:span text:style-name="T54">pom girl in uniform</text:span><text:span text:style-name="T46">,</text:span><text:span text:style-name="T13"> walks past </text:span><text:span text:style-name="T62">Jeff north to south</text:span><text:span text:style-name="T13"> </text:span><text:span text:style-name="T50">holding hands</text:span><text:span text:style-name="T13"> </text:span><text:span text:style-name="T50">with her boyfriend</text:span><text:span text:style-name="T13">. </text:span><text:span text:style-name="T53">Another </text:span><text:span text:style-name="T54">pom girl</text:span><text:span text:style-name="T53"> walks with them.</text:span><text:span text:style-name="T13"> </text:span></text:p>
      <text:h text:style-name="P186" text:outline-level="3">24. MEDIUM SHOT HEATHER looking east</text:h>
      <text:p text:style-name="P120"><text:span text:style-name="T47">HEATHER</text:span><text:span text:style-name="T13"> </text:span></text:p>
      <text:p text:style-name="P138"><text:span text:style-name="T165">Great job JV Cheer! Keep up the good work</text:span>.</text:p>
      <text:p text:style-name="P41"><text:span text:style-name="T52">Heather does a </text:span><text:span text:style-name="T62">dance move and</text:span><text:span text:style-name="T52"> </text:span><text:span text:style-name="T64">kick</text:span><text:span text:style-name="T13">. </text:span><text:span text:style-name="T53">The other </text:span><text:span text:style-name="T68">P</text:span><text:span text:style-name="T62">om </text:span><text:span text:style-name="T68">G</text:span><text:span text:style-name="T62">irl</text:span><text:span text:style-name="T53"> </text:span><text:span text:style-name="T64">joins in the kicks</text:span><text:span text:style-name="T53">.</text:span></text:p>
      <text:h text:style-name="P199" text:outline-level="3">16b. MEDIUM SHOT CHEERLEADERS looking east, camera lower</text:h>
      <text:p text:style-name="P156">BECKY </text:p>
      <text:p text:style-name="P138"><text:span text:style-name="T165">Thanks, Heather. You’re the best</text:span>. <text:span text:style-name="T173">You too Robert and Christy.</text:span></text:p>
      <text:h text:style-name="P187" text:outline-level="3">25. MEDIUM LONG SHOT HEATHER – BECKY’S POV</text:h>
      <text:p text:style-name="P10">Heather, Robert, <text:span text:style-name="T223">Pom Girl</text:span> keep walking, Robert waves.</text:p>
      <text:h text:style-name="P188" text:outline-level="3">26. MEDIUM CLOSE SHOT BECKY – HEATHER’S POV</text:h>
      <text:p text:style-name="P49"><text:span text:style-name="T13">Becky </text:span><text:span text:style-name="T51">waves back,</text:span><text:span text:style-name="T13"> watches </text:span><text:span text:style-name="T47">Heather</text:span><text:span text:style-name="T46">, fake smiling, until she’s gone.</text:span><text:span text:style-name="T13"> </text:span><text:span text:style-name="T46">Then Becky</text:span><text:span text:style-name="T13"> makes a face at her. </text:span><text:span text:style-name="T68">The Michelles laugh.</text:span></text:p>
      <text:p text:style-name="P80"><text:span text:style-name="T132">1</text:span><text:span text:style-name="T133">6c</text:span><text:span text:style-name="T132">. </text:span><text:span text:style-name="T68">R</text:span><text:span text:style-name="T13">UN THROUGH THE REST OF SCENE TWICE WITH 1 CAM ANGLE</text:span></text:p>
      <text:h text:style-name="P189" text:outline-level="3">27a. MEDIUM SHOT MICHELLES looking southeast</text:h>
      <text:p text:style-name="P162">The Michelles snicker.</text:p>
      <text:p text:style-name="P91">MICHELLE <text:span text:style-name="T224">Arnika</text:span></text:p>
      <text:p text:style-name="P140"><text:span text:style-name="T174">The pom line sucks</text:span>.</text:p>
      <text:h text:style-name="P186" text:outline-level="3">31a. MEDIUM SHOT BECKY looking northeast</text:h>
      <text:p text:style-name="P48"><text:span text:style-name="T55">Becky</text:span><text:span text:style-name="T46"> leans in</text:span><text:span text:style-name="T63"> </text:span><text:span text:style-name="T69">toward the cheerleaders</text:span><text:span text:style-name="T13">.</text:span></text:p>
      <text:p text:style-name="P89">BECKY </text:p>
      <text:p text:style-name="P131">When <text:span text:style-name="T167">Heather</text:span> does her <text:span text:style-name="T175">pom kick</text:span>s, Robert's class ring falls out.</text:p>
      <text:p text:style-name="P6">Becky raises her leg in the air like a kick. Makes a motion with her fingers like a ring is falling out of her crotch.</text:p>
      <text:p text:style-name="P92">BECKY </text:p>
      <text:p text:style-name="P149">Ping!</text:p>
      <text:h text:style-name="P190" text:outline-level="3"><text:soft-page-break/>27b. MEDIUM SHOT MICHELLES looking southeast</text:h>
      <text:p text:style-name="P11"><text:span text:style-name="T176">The Michelles</text:span> laugh. </text:p>
      <text:h text:style-name="P204" text:outline-level="3">34a. MEDIUM CLOSE SHOT LISA</text:h>
      <text:p text:style-name="P11">Lisa looks grossed out.</text:p>
      <text:h text:style-name="P191" text:outline-level="3">27c. MEDIUM SHOT MICHELLES looking southeast</text:h>
      <text:p text:style-name="P93">MICHELLE <text:span text:style-name="T224">Kylee</text:span></text:p>
      <text:p text:style-name="P131">Except when she’s on the rag. Then splllch.</text:p>
      <text:p text:style-name="P50"><text:span text:style-name="T65">Michelle </text:span><text:span text:style-name="T69">K</text:span><text:span text:style-name="T13"> makes a gross liquid noise, opens her legs wide, motions </text:span><text:span text:style-name="T14">her hands</text:span><text:span text:style-name="T13"> like </text:span><text:span text:style-name="T14">they're </text:span><text:span text:style-name="T13">something com</text:span><text:span text:style-name="T14">ing</text:span><text:span text:style-name="T13"> out </text:span><text:span text:style-name="T14">from</text:span><text:span text:style-name="T13"> between her legs. </text:span><text:span text:style-name="T69">The Michelles laugh.</text:span></text:p>
      <text:h text:style-name="P192" text:outline-level="3">31b. MEDIUM SHOT BECKY looking northeast</text:h>
      <text:p text:style-name="P51"><text:span text:style-name="T13">Becky </text:span><text:span text:style-name="T69">and the Michelles</text:span><text:span text:style-name="T13"> laugh. </text:span></text:p>
      <text:h text:style-name="P205" text:outline-level="3">34b. MEDIUM CLOSE SHOT LISA southeast</text:h>
      <text:p text:style-name="P163">Lisa’s still grossed out. </text:p>
      <text:h text:style-name="P192" text:outline-level="3">31c. MEDIUM CLOSE SHOT BECKY</text:h>
      <text:p text:style-name="P163">Becky is bitchy and sarcastic.</text:p>
      <text:p text:style-name="P81">BECKY <text:span text:style-name="T149">(to Lisa)</text:span></text:p>
      <text:p text:style-name="P131">What’s wrong with you? Can’t handle us talking about rags?</text:p>
      <text:h text:style-name="P209" text:outline-level="3">32a. MEDIUM SHOT LISA and KELLY - focus more on Lisa</text:h>
      <text:p text:style-name="P57"><text:span text:style-name="T76">Kelly is a little surprised</text:span><text:span text:style-name="T13">.</text:span></text:p>
      <text:p text:style-name="P102">LISA </text:p>
      <text:p text:style-name="P131">I don’t know what you guys are talking about.</text:p>
      <text:h text:style-name="P193" text:outline-level="3">31d. MEDIUM CLOSE SHOT BECKY</text:h>
      <text:p text:style-name="P97">BECKY</text:p>
      <text:p text:style-name="P131">That’s because your family is like that guy in the Breakfast Club whose family sits around the dinner table and talks about their day.</text:p>
      <text:h text:style-name="P192" text:outline-level="3">28d. MEDIUM SHOT MICHELLES looking southeast</text:h>
      <text:p text:style-name="P52"><text:span text:style-name="T13">Michelle K</text:span><text:span text:style-name="T70">ylee</text:span><text:span text:style-name="T13"> looks at Michelle J</text:span><text:span text:style-name="T70">aya</text:span><text:span text:style-name="T13">.</text:span></text:p>
      <text:p text:style-name="P96"><text:soft-page-break/>MICHELLE K<text:span text:style-name="T225">ylee</text:span></text:p>
      <text:p text:style-name="P139">Yeah. Like ‘How was your day?’ </text:p>
      <text:p text:style-name="P52"><text:span text:style-name="T13">Michelle J</text:span><text:span text:style-name="T70">aya</text:span><text:span text:style-name="T13"> looks at Michelle K</text:span><text:span text:style-name="T70">ylee</text:span><text:span text:style-name="T13">.</text:span></text:p>
      <text:p text:style-name="P121"><text:span text:style-name="T69">MICHELLE J</text:span><text:span text:style-name="T70">aya</text:span></text:p>
      <text:p text:style-name="P139">‘<text:span text:style-name="T166">Peachy</text:span>. How was yours?’ </text:p>
      <text:p text:style-name="P121"><text:span text:style-name="T69">MICHELLE </text:span><text:span text:style-name="T73">Kylee</text:span></text:p>
      <text:p text:style-name="P137"><text:span text:style-name="T135">‘</text:span>You can do <text:span text:style-name="T219">calcuology homework</text:span> on the <text:span text:style-name="T165">yach</text:span>t.’ </text:p>
      <text:h text:style-name="P206" text:outline-level="3">34c. MEDIUM CLOSE SHOT LISA</text:h>
      <text:p text:style-name="P54"><text:span text:style-name="T66">Lisa frowns</text:span><text:span text:style-name="T13">. </text:span><text:span text:style-name="T66">Huh?</text:span></text:p>
      <text:h text:style-name="P199" text:outline-level="3">16d. MEDIUM SHOT CHEERLEADERS looking east, camera lower</text:h>
      <text:p text:style-name="P118"><text:span text:style-name="T191">MICHELLE </text:span><text:span text:style-name="T189">Jaya</text:span></text:p>
      <text:p text:style-name="P139"><text:span text:style-name="T135">‘</text:span><text:span text:style-name="T136">Aren’t we so peachy</text:span>?’ </text:p>
      <text:p text:style-name="P98">MICHELLE Arnika</text:p>
      <text:p text:style-name="P139">‘Yeah, <text:span text:style-name="T165">peachy</text:span>.’</text:p>
      <text:p text:style-name="P29"><text:span text:style-name="T189">The Michelles</text:span><text:span text:style-name="T179"> </text:span><text:span text:style-name="T190">giggle at themselves</text:span><text:span text:style-name="T179">.</text:span></text:p>
      <text:h text:style-name="P206" text:outline-level="3">34d. MEDIUM CLOSE SHOT LISA</text:h>
      <text:p text:style-name="P54"><text:span text:style-name="T66">Lisa </text:span><text:span text:style-name="T73">rolls her eyes.</text:span></text:p>
      <text:h text:style-name="P193" text:outline-level="3">31e. MEDIUM CLOSE SHOT BECKY</text:h>
      <text:p text:style-name="P97">BECK<text:span text:style-name="T226">Y</text:span></text:p>
      <text:p text:style-name="P131">Isn’t that what your house is like?</text:p>
      <text:h text:style-name="P209" text:outline-level="3">32b. MEDIUM SHOT LISA and KELLY</text:h>
      <text:p text:style-name="P97">LISA</text:p>
      <text:p text:style-name="P131">Yeah. That’s what it’s like.</text:p>
      <text:p text:style-name="P1">Kelly changes the subject, addresses Becky.</text:p>
      <text:p text:style-name="P81">K<text:span text:style-name="T164">ELLY</text:span></text:p>
      <text:p text:style-name="P131">What are you going to wear to the Christmas Dance?</text:p>
      <text:p text:style-name="P12"><text:span text:style-name="T231">Kelly</text:span> looks at Jeff. <text:span text:style-name="T231">She’s up to something here.</text:span></text:p>
      <text:h text:style-name="P202" text:outline-level="3">22c. MEDIUM SHOT JEFF - LISA’S POV</text:h>
      <text:p text:style-name="P15"><text:span text:style-name="T231">Jeff i</text:span>s watching <text:span text:style-name="T231">t</text:span>he <text:span text:style-name="T231">cheerleaders &amp; perks up</text:span>. <text:span text:style-name="T231">Was that my signal?</text:span> </text:p>
      <text:h text:style-name="P210" text:outline-level="3"><text:soft-page-break/>31f. voiceover</text:h>
      <text:p text:style-name="P119"><text:span text:style-name="T179">BECKY </text:span><text:span text:style-name="T192">(OS)</text:span></text:p>
      <text:p text:style-name="P141">My dress with the puffy sleeves and bubble skirt.</text:p>
      <text:h text:style-name="P207" text:outline-level="3">34e. MEDIUM CLOSE SHOT LISA</text:h>
      <text:p text:style-name="P15">Lisa <text:span text:style-name="T232">looks at Jeff and </text:span>smiles.</text:p>
      <text:h text:style-name="P210" text:outline-level="3">28e - voiceover</text:h>
      <text:p text:style-name="P119"><text:span text:style-name="T192">MICHELLE </text:span><text:span text:style-name="T193">Kylee</text:span><text:span text:style-name="T192"> (OS)</text:span></text:p>
      <text:p text:style-name="P131">Who are you going <text:span text:style-name="T227">with</text:span> to the Christmas Dance?</text:p>
      <text:h text:style-name="P194" text:outline-level="3">31g. MEDIUM CLOSE SHOT BECKY</text:h>
      <text:p text:style-name="P157">BECKY </text:p>
      <text:p text:style-name="P131">Jeff <text:span text:style-name="T227">Bufone</text:span>.</text:p>
      <text:h text:style-name="P207" text:outline-level="3">34f. MEDIUM CLOSE SHOT LISA</text:h>
      <text:p text:style-name="P15">Lisa <text:span text:style-name="T156">snaps her head to look at Becky</text:span>. She looks at Jeff <text:span text:style-name="T228">confused</text:span>.</text:p>
      <text:h text:style-name="P212" text:outline-level="3">22d. MEDIUM SHOT JEFF - LISA’S POV</text:h>
      <text:p text:style-name="P14">Jeff looks at her, smiles. </text:p>
      <text:p text:style-name="P99">MICHELLE Jaya (OS)</text:p>
      <text:p text:style-name="P142">Ooh. Becky and Jeff <text:span text:style-name="T228">Bufone</text:span>.</text:p>
      <text:h text:style-name="P195" text:outline-level="3">31h. MEDIUM CLOSE SHOT BECKY</text:h>
      <text:p text:style-name="P14">Becky waves at Jeff. </text:p>
      <text:p text:style-name="P99">MICHELLES</text:p>
      <text:p text:style-name="P142">O<text:span text:style-name="T228">oooo</text:span>oh. </text:p>
      <text:h text:style-name="P213" text:outline-level="3"><text:span text:style-name="T213">34g. </text:span><text:span text:style-name="T224">MEDIUM CLOSE SHOT LISA</text:span></text:h>
      <text:p text:style-name="P55"><text:span text:style-name="T13">Lisa sees Becky wave, </text:span><text:span text:style-name="T74">her </text:span><text:span text:style-name="T130">shoulders</text:span><text:span text:style-name="T74"> drop</text:span><text:span text:style-name="T13">. </text:span><text:span text:style-name="T74">Then she </text:span><text:span text:style-name="T127">remembers</text:span><text:span text:style-name="T74">:</text:span><text:span text:style-name="T13"> </text:span></text:p>
      <text:p text:style-name="P81">LISA <text:span text:style-name="T228">(tentative)</text:span></text:p>
      <text:p text:style-name="P131">Did he ever invite you to a barbecue?</text:p>
      <text:h text:style-name="P195" text:outline-level="3">31i. MEDIUM CLOSE SHOT BECKY</text:h>
      <text:p text:style-name="P100">BECKY</text:p>
      <text:p text:style-name="P131">What are you talking about? The Christmas Dance isn’t a barbecue. It’s a DANCE.</text:p>
      <text:h text:style-name="P195" text:outline-level="3"><text:soft-page-break/>28e. MEDIUM SHOT MICHELLES</text:h>
      <text:p text:style-name="P16"><text:span text:style-name="T228">M</text:span>ean laughter. </text:p>
      <text:p text:style-name="P99">MICHELLE Arnika</text:p>
      <text:p text:style-name="P124"><text:span text:style-name="T15">You always say things that don't make sense</text:span><text:span text:style-name="T13">.</text:span></text:p>
      <text:p text:style-name="P99">MICHELLE Jaya</text:p>
      <text:p text:style-name="P124"><text:span text:style-name="T15">Yeah, like Piss and Greeeeen theory</text:span><text:span text:style-name="T13">.</text:span></text:p>
      <text:h text:style-name="P213" text:outline-level="3"><text:span text:style-name="T213">34h. </text:span><text:span text:style-name="T224">MEDIUM CLOSE SHOT LISA</text:span></text:h>
      <text:p text:style-name="P55"><text:span text:style-name="T13">Lisa </text:span><text:span text:style-name="T15">gives her a blank stare,</text:span><text:span text:style-name="T13"> </text:span><text:span text:style-name="T15">tries to figure out what she's talking about</text:span><text:span text:style-name="T13">. </text:span></text:p>
      <text:p text:style-name="P82">LISA</text:p>
      <text:p text:style-name="P124"><text:span text:style-name="T15">Pythagorean theorem</text:span><text:span text:style-name="T13">.</text:span></text:p>
      <text:h text:style-name="P214" text:outline-level="3">33. MEDIUM SHOT LISA, KELLY, MICHELLES</text:h>
      <text:p text:style-name="P115">MICHELLE <text:span text:style-name="T228">Kylee</text:span></text:p>
      <text:p text:style-name="P124"><text:span text:style-name="T15">Pithhh Pithhh. You can't even say Piss</text:span><text:span text:style-name="T13">. </text:span></text:p>
      <text:p text:style-name="P34"><text:span text:style-name="T179">Lisa shakes her head; </text:span><text:span text:style-name="T211">not worth explaining</text:span><text:span text:style-name="T179">. </text:span><text:span text:style-name="T212">Kelly tries to change the conversation.</text:span></text:p>
      <text:p text:style-name="P83">K<text:span text:style-name="T161">ELLY (to Michelle K)</text:span></text:p>
      <text:p text:style-name="P126"><text:span text:style-name="T37">Who</text:span><text:span text:style-name="T38">'</text:span><text:span text:style-name="T37">s taking you to the Christmas Dance?</text:span></text:p>
      <text:p text:style-name="P158">MICHELLES</text:p>
      <text:p text:style-name="P123"><text:span text:style-name="T37">We're</text:span><text:span text:style-name="T13"> going with </text:span><text:span text:style-name="T32">Tom Paz</text:span><text:span text:style-name="T13">.</text:span></text:p>
      <text:h text:style-name="P208" text:outline-level="3">34i. MEDIUM CLOSE SHOT LISA</text:h>
      <text:p text:style-name="P17">Lisa <text:span text:style-name="T158">gives the Michelles a</text:span> confused <text:span text:style-name="T158">look</text:span>. What? They're all going with the same date?</text:p>
      <text:h text:style-name="P199" text:outline-level="3">16e. MEDIUM SHOT CHEERLEADERS looking east, camera lower</text:h>
      <text:p text:style-name="P118"><text:span text:style-name="T207">MICHELLE </text:span><text:span text:style-name="T210">Jaya</text:span><text:span text:style-name="T208"> (to Kelly)</text:span></text:p>
      <text:p text:style-name="P131"><text:span text:style-name="T158">W</text:span>ho are you going with?</text:p>
      <text:p text:style-name="P1">Kelly nods to<text:span text:style-name="T150">ward</text:span> Becky</text:p>
      <text:p text:style-name="P81">K<text:span text:style-name="T161">ELLY</text:span></text:p>
      <text:p text:style-name="P127"><text:span text:style-name="T13">Me and </text:span><text:span text:style-name="T45">Dan</text:span><text:span text:style-name="T17"> are going double with </text:span><text:span text:style-name="T42">Becky</text:span><text:span text:style-name="T17"> and</text:span><text:span text:style-name="T13"> Jeff. </text:span><text:span text:style-name="T17">(to Lisa) </text:span><text:span text:style-name="T13">Do you and your date want to come with us?</text:span></text:p>
      <text:p text:style-name="P1">Kelly looks over at Jeff, <text:span text:style-name="T229">nods: she’s doing what she agreed.</text:span></text:p>
      <text:h text:style-name="P215" text:outline-level="3"><text:soft-page-break/>22e. MEDIUM SHOT JEFF - LISA’S POV</text:h>
      <text:p text:style-name="P18">Jeff’s watching the cheerleaders, <text:span text:style-name="T229">looking apprehensive</text:span>.</text:p>
      <text:h text:style-name="P211" text:outline-level="3">32c. MEDIUM SHOT LISA and KELLY</text:h>
      <text:p text:style-name="P101">LISA</text:p>
      <text:p text:style-name="P131">I don’t have a date.</text:p>
      <text:p text:style-name="P1">Kelly look<text:span text:style-name="T156">s at Lisa and cocks her head. She looks back at</text:span> Jeff <text:span text:style-name="T140">again</text:span>, confused.</text:p>
      <text:p text:style-name="P81">K<text:span text:style-name="T162">ELLY</text:span></text:p>
      <text:p text:style-name="P131">Oh. I… You don’t? Someone told me you did.</text:p>
      <text:p text:style-name="P4"><text:span text:style-name="T155">Kelly gives </text:span>Jeff <text:span text:style-name="T140">another</text:span> confused <text:span text:style-name="T154">look:</text:span> <text:span text:style-name="T229">Why did he ask me to do this?</text:span></text:p>
      <text:h text:style-name="P216" text:outline-level="3">22f. MEDIUM SHOT JEFF - LISA’S POV</text:h>
      <text:p text:style-name="P19">Jeff’s watching the cheerleaders, <text:span text:style-name="T230">eager: So, what did Lisa say?</text:span></text:p>
      <text:h text:style-name="P217" text:outline-level="3"><text:span text:style-name="T213">34j. </text:span><text:span text:style-name="T224">MEDIUM CLOSE SHOT LISA</text:span></text:h>
      <text:p text:style-name="P56"><text:span text:style-name="T13">Lisa </text:span><text:span text:style-name="T75">looks away from everyone, </text:span><text:span text:style-name="T131">disappoint</text:span><text:span text:style-name="T75">ed</text:span><text:span text:style-name="T13">. </text:span></text:p>
      <text:h text:style-name="P175" text:outline-level="2">Mar 24: Lisa, Jeff, Dan, <text:span text:style-name="T249">Adam,</text:span> Kelly, Becky, Michelles, Mr <text:span text:style-name="T241">OBrien</text:span>, <text:s/><text:span text:style-name="T249">Marnie</text:span></text:h>
      <text:h text:style-name="P248" text:outline-level="3"><text:span text:style-name="T9">4a. </text:span><text:span text:style-name="T5">EXT. COURTYARD </text:span><text:span text:style-name="T6">MEDIUM </text:span><text:span text:style-name="T7">LONG</text:span><text:span text:style-name="T6"> SHOT</text:span></text:h>
      <text:p text:style-name="P36"><text:span text:style-name="T13">Lisa and </text:span><text:span text:style-name="T77">friends</text:span><text:span text:style-name="T13"> sit on the grass, </text:span><text:span text:style-name="T78">very intently </text:span><text:span text:style-name="T13">doing </text:span><text:span text:style-name="T18">geometry</text:span><text:span text:style-name="T13"> homework. </text:span><text:span text:style-name="T81">Marnie and Kelly are on each side of Lisa.</text:span><text:span text:style-name="T13"> </text:span><text:span text:style-name="T18">A thermos is next to Lisa. Lisa wears </text:span><text:span text:style-name="T41">80s green eyeshadow,</text:span><text:span text:style-name="T18"> her </text:span><text:span text:style-name="T93">white uniform shirt,</text:span><text:span text:style-name="T18"> and </text:span><text:span text:style-name="T33">a pair of </text:span><text:span text:style-name="T43">red,</text:span><text:span text:style-name="T33"> </text:span><text:span text:style-name="T18">yellow, and </text:span><text:span text:style-name="T43">blue</text:span><text:span text:style-name="T18"> shorts. </text:span><text:span text:style-name="T97">Drinking fountain in the background on the right.</text:span></text:p>
      <text:h text:style-name="P218" text:outline-level="3">5a. MEDIUM CLOSE SHOT LISA, MARNIE, KELLY</text:h>
      <text:p text:style-name="P103">LISA</text:p>
      <text:p text:style-name="P134"><text:span text:style-name="T170">Angle Side Side isn't a valid proof</text:span>. <text:span text:style-name="T141">It's close, but it could differ by 90 degrees.</text:span></text:p>
      <text:p text:style-name="P88">MA<text:span text:style-name="T168">RNIE</text:span></text:p>
      <text:p text:style-name="P134">You’re the only one who knows how to do these pro<text:span text:style-name="T141">of</text:span>s.</text:p>
      <text:h text:style-name="P226" text:outline-level="3">4b. MEDIUM LONG SHOT </text:h>
      <text:p text:style-name="P58"><text:span text:style-name="T18">In the background, </text:span><text:span text:style-name="T78">The Michelles</text:span><text:span text:style-name="T18"> run past screaming,</text:span><text:span text:style-name="T83"> left </text:span><text:span text:style-name="T97">to right</text:span><text:span text:style-name="T94">(</text:span><text:span text:style-name="T97">sou</text:span><text:span text:style-name="T94">th)</text:span><text:span text:style-name="T13">. </text:span><text:span text:style-name="T78">All Lisa’s friends turn around to see. </text:span></text:p>
      <text:p text:style-name="P165">Lisa keeps staring at her geometry notebook.</text:p>
      <text:h text:style-name="P219" text:outline-level="3"><text:soft-page-break/>5b. MEDIUM CLOSE SHOT LISA, KELLY &amp; MARNIE</text:h>
      <text:p text:style-name="P59"><text:span text:style-name="T79">Marnie </text:span><text:span text:style-name="T95">and Kelly</text:span><text:span text:style-name="T79"> keep watching the Michelles. </text:span><text:span text:style-name="T95">They look at each other an</text:span><text:span text:style-name="T79">d laugh quietly </text:span><text:span text:style-name="T96">and resume homework</text:span><text:span text:style-name="T78">.</text:span></text:p>
      <text:p text:style-name="P104">LISA</text:p>
      <text:p text:style-name="P171">I might be able to use that resulting triangle to invent a new corollary. </text:p>
      <text:h text:style-name="P227" text:outline-level="3">4c. MEDIUM LONG SHOT </text:h>
      <text:p text:style-name="P60"><text:span text:style-name="T96">Jeff, Dan, Adam</text:span><text:span text:style-name="T13"> </text:span><text:span text:style-name="T80">run across the background </text:span><text:span text:style-name="T83">left </text:span><text:span text:style-name="T97">to right</text:span><text:span text:style-name="T78">.</text:span><text:span text:style-name="T13"> </text:span><text:span text:style-name="T80">They squirt</text:span><text:span text:style-name="T78"> water gun</text:span><text:span text:style-name="T13">s </text:span><text:span text:style-name="T81">and yell</text:span><text:span text:style-name="T13">. </text:span><text:span text:style-name="T81">Jeff’s gun is a special large gun.</text:span></text:p>
      <text:p text:style-name="P105">J<text:span text:style-name="T163">EFF, DAN, ADAM</text:span></text:p>
      <text:p text:style-name="P128"><text:span text:style-name="T16">Hugh hugh</text:span><text:span text:style-name="T13">!</text:span></text:p>
      <text:h text:style-name="P220" text:outline-level="3">5c. MEDIUM CLOSE SHOT LISA, KELLY &amp; MARNIE</text:h>
      <text:p text:style-name="P61"><text:span text:style-name="T79">Marnie </text:span><text:span text:style-name="T96">&amp; Kelly</text:span><text:span text:style-name="T79"> </text:span><text:span text:style-name="T81">turn </text:span><text:span text:style-name="T129">to</text:span><text:span text:style-name="T79"> watch the </text:span><text:span text:style-name="T81">Bufones, amused</text:span><text:span text:style-name="T78">.</text:span></text:p>
      <text:p text:style-name="P105">LISA</text:p>
      <text:p text:style-name="P172">I know what I’ll do for my geometry project: </text:p>
      <text:h text:style-name="P228" text:outline-level="3">4d. MEDIUM LONG SHOT </text:h>
      <text:p text:style-name="P62"><text:span text:style-name="T13">The Bufones </text:span><text:span text:style-name="T96">chase the Screaming Michelles</text:span><text:span text:style-name="T13"> across the screen </text:span><text:span text:style-name="T83">right </text:span><text:span text:style-name="T97">to left </text:span><text:span text:style-name="T96">(</text:span><text:span text:style-name="T97">nor</text:span><text:span text:style-name="T96">th) yelling</text:span><text:span text:style-name="T13">.</text:span></text:p>
      <text:p text:style-name="P166">Every time they run through, other cheerleaders &amp; extras, who are sitting on the sidewalk, shoot water guns at the Screaming Michelles.</text:p>
      <text:p text:style-name="P110">J<text:span text:style-name="T163">EFF, DAN, ADAM </text:span></text:p>
      <text:p text:style-name="P129"><text:span text:style-name="T96">Mando</text:span><text:span text:style-name="T13">!</text:span></text:p>
      <text:p text:style-name="P63"><text:span text:style-name="T13">All Lisa’s friends turn away from Lisa to watch what’s going on in the background. They laugh with each other, point </text:span><text:span text:style-name="T83">to the </text:span><text:span text:style-name="T97">lef</text:span><text:span text:style-name="T83">t/</text:span><text:span text:style-name="T98">north</text:span><text:span text:style-name="T83"> </text:span><text:span text:style-name="T13">at someone coming from offscreen. </text:span></text:p>
      <text:p text:style-name="P107">LISA</text:p>
      <text:p text:style-name="P173">I’ll write a paper on what conditions my new corollary can be used under. </text:p>
      <text:p text:style-name="P68"><text:span text:style-name="T97">The Bufones </text:span><text:span text:style-name="T98">walk onscreen</text:span><text:span text:style-name="T97"> left to right. </text:span><text:span text:style-name="T98">Adam looks </text:span><text:span text:style-name="T99">left (</text:span><text:span text:style-name="T98">north</text:span><text:span text:style-name="T99">)</text:span><text:span text:style-name="T98">, points and runs south. </text:span></text:p>
      <text:p text:style-name="P78"><text:span text:style-name="T98">W</text:span><text:span text:style-name="T13">e should note where Jeff is standing here for Shot 6.</text:span></text:p>
      <text:h text:style-name="P249" text:outline-level="3"><text:span text:style-name="T10">6. </text:span><text:span text:style-name="T8">MEDIUM SHOT </text:span></text:h>
      <text:p text:style-name="P20">Jeff turns <text:span text:style-name="T243">north and looks</text:span> <text:span text:style-name="T236">startled</text:span>.</text:p>
      <text:h text:style-name="P234" text:outline-level="3"><text:soft-page-break/>7. MEDIUM SHOT </text:h>
      <text:p text:style-name="P64"><text:span text:style-name="T84">Becky</text:span><text:span text:style-name="T81"> shoots </text:span><text:span text:style-name="T100">huge water gun</text:span><text:span text:style-name="T81"> </text:span><text:span text:style-name="T84">toward</text:span><text:span text:style-name="T81"> </text:span><text:span text:style-name="T84">Jeff </text:span><text:span text:style-name="T100">(south)</text:span><text:span text:style-name="T13">. </text:span></text:p>
      <text:h text:style-name="P229" text:outline-level="3">4e. MEDIUM LONG SHOT </text:h>
      <text:p text:style-name="P69"><text:span text:style-name="T98">Jeff and Dan </text:span><text:span text:style-name="T100">are looking at</text:span><text:span text:style-name="T98"> Becky running </text:span><text:span text:style-name="T100">toward them</text:span><text:span text:style-name="T98"> (south). Jeff &amp; Dan run away </text:span><text:span text:style-name="T100">from her </text:span><text:span text:style-name="T98">(south). </text:span><text:span text:style-name="T101">The Michelles run through screaming left to right (south) </text:span><text:span text:style-name="T102">with water balloons </text:span><text:span text:style-name="T103">chasing the Bufones</text:span><text:span text:style-name="T101">. </text:span><text:span text:style-name="T102">They throw the balloons at random objects.</text:span></text:p>
      <text:p text:style-name="P106"><text:span text:style-name="T242">JEFF, </text:span>DAN</text:p>
      <text:p text:style-name="P130"><text:span text:style-name="T81">Shawn Berry</text:span><text:span text:style-name="T13">!</text:span></text:p>
      <text:p text:style-name="P79"><text:span text:style-name="T126">Note approximately where Becky is for Shot 8</text:span><text:span text:style-name="T102">.</text:span></text:p>
      <text:h text:style-name="P221" text:outline-level="3">5d. MEDIUM CLOSE SHOT – LISA, KELLY, MARNIE</text:h>
      <text:p text:style-name="P21">Kelly<text:span text:style-name="T160"> gets up. Lisa scribbles in her notebook. Marnie watches Kelly.</text:span></text:p>
      <text:h text:style-name="P235" text:outline-level="3">8. MEDIUM SHOT BECKY </text:h>
      <text:p text:style-name="P168">Kelly comes up to Becky. She hands Kelly a small water gun. Kelly runs to the right (south) toward the boys.</text:p>
      <text:h text:style-name="P240" text:outline-level="3"><text:span text:style-name="T248">4f. MEDIUM </text:span>LONG SHOT</text:h>
      <text:p text:style-name="P167">Kelly as she runs to the right shooting toward the Bufones. Dan and Adam are at the drinking fountain filling their guns. The Michelles run right to left throwing balloons. </text:p>
      <text:p text:style-name="P169">Lisa’s still looking at her books while her friends are watching the water fight.</text:p>
      <text:h text:style-name="P236" text:outline-level="3">9a. MEDIUM SHOT DRINKING FOUNTAIN</text:h>
      <text:p text:style-name="P22"><text:span text:style-name="T160">Kelly pushes Dan away from the drinking fountain, </text:span>fill<text:span text:style-name="T237">s</text:span> her mouths and s<text:span text:style-name="T237">pi</text:span>t<text:span text:style-name="T237">s</text:span> the water out at <text:span text:style-name="T237">Dan</text:span> <text:span text:style-name="T142">but misses</text:span>.</text:p>
      <text:p text:style-name="P108">ADAM</text:p>
      <text:p text:style-name="P131"><text:span text:style-name="T137">Burn on you</text:span>!</text:p>
      <text:p text:style-name="P23"><text:span text:style-name="T237">Adam runs off to the left, Kelly then Dan chase him</text:span>.</text:p>
      <text:h text:style-name="P241" text:outline-level="3"><text:span text:style-name="T197">5e. </text:span><text:span text:style-name="T235">MEDIUM CLOSE SHOT – LISA &amp; MARNIE</text:span></text:h>
      <text:p text:style-name="P65"><text:span text:style-name="T85">L</text:span><text:span text:style-name="T39">isa keeps her eyes on the geometry book.</text:span></text:p>
      <text:p text:style-name="P86">LISA</text:p>
      <text:p text:style-name="P135">The<text:span text:style-name="T142">se triangles aren't congruent</text:span>. </text:p>
      <text:p text:style-name="P36"><text:soft-page-break/><text:span text:style-name="T13">Lisa </text:span><text:span text:style-name="T18">takes a sip from her thermos, but it's empty.</text:span><text:span text:style-name="T13"> </text:span></text:p>
      <text:p text:style-name="P86">LISA <text:span text:style-name="T237">(to no one in particular)</text:span></text:p>
      <text:p text:style-name="P125"><text:span text:style-name="T18">I need to refill this</text:span><text:span text:style-name="T13">. </text:span><text:span text:style-name="T18">Be right back.</text:span></text:p>
      <text:p text:style-name="P37"><text:span text:style-name="T18">L</text:span><text:span text:style-name="T13">isa gets up with her thermos.</text:span></text:p>
      <text:h text:style-name="P241" text:outline-level="3"><text:span text:style-name="T200">9b. </text:span><text:span text:style-name="T235">MEDIUM SHOT – DRINKING FOUNTAIN</text:span></text:h>
      <text:p text:style-name="P23">Jeff refills a water gun at the drinking fountain. Becky tries to steal the water gun. They <text:span text:style-name="T238">wrestle with the gun. </text:span></text:p>
      <text:p text:style-name="P86">J<text:span text:style-name="T163">EFF</text:span></text:p>
      <text:p text:style-name="P135"><text:span text:style-name="T137">Beatle beatle</text:span>!</text:p>
      <text:h text:style-name="P237" text:outline-level="3">10. MEDIUM LONG SHOT camera looking south</text:h>
      <text:p text:style-name="P70"><text:span text:style-name="T18">Lisa waits behind </text:span><text:span text:style-name="T86">Becky and Jeff</text:span><text:span text:style-name="T18"> at a safe distance.</text:span><text:span text:style-name="T13"> </text:span><text:span text:style-name="T104">The </text:span><text:span text:style-name="T106">Screaming </text:span><text:span text:style-name="T104">Michelles run around in </text:span><text:span text:style-name="T105">circles in</text:span><text:span text:style-name="T104"> the background throwing balloons. </text:span><text:span text:style-name="T18">Jeff notices Lisa, </text:span><text:span text:style-name="T86">lets go.</text:span></text:p>
      <text:p text:style-name="P109">BECKY</text:p>
      <text:p text:style-name="P143"><text:span text:style-name="T239">Sucker</text:span>!</text:p>
      <text:p text:style-name="P66"><text:span text:style-name="T86">Becky runs off with to the west with the gun.</text:span><text:span text:style-name="T18"> </text:span><text:span text:style-name="T107">The Michelles follow her.</text:span></text:p>
      <text:p text:style-name="P66"><text:span text:style-name="T86">Jeff</text:span><text:span text:style-name="T18"> backs away from the fountain </text:span><text:span text:style-name="T86">to allow Lisa to</text:span><text:span text:style-name="T18"> use it. </text:span><text:span text:style-name="T13">Lisa </text:span><text:span text:style-name="T86">gingerly approaches</text:span><text:span text:style-name="T18"> and fills her thermos.</text:span><text:span text:style-name="T13"> </text:span></text:p>
      <text:h text:style-name="P238" text:outline-level="3">9c. MEDIUM SHOT FOUNTAIN</text:h>
      <text:p text:style-name="P66"><text:span text:style-name="T13">Jeff takes balloons out of his pockets </text:span><text:span text:style-name="T35">and offers to Lisa</text:span><text:span text:style-name="T13">.</text:span></text:p>
      <text:p text:style-name="P81">J<text:span text:style-name="T163">EFF</text:span> </text:p>
      <text:p text:style-name="P131"><text:span text:style-name="T157">W</text:span>an<text:span text:style-name="T157">na</text:span> play?</text:p>
      <text:p text:style-name="P81">LISA</text:p>
      <text:p text:style-name="P131">I don’t want you throwing water balloons at me.</text:p>
      <text:p text:style-name="P1">Lisa walks away. Jeff <text:span text:style-name="T138">looks after her,</text:span> disappointed. </text:p>
      <text:h text:style-name="P230" text:outline-level="3">4g. MEDIUM LONG SHOT </text:h>
      <text:p text:style-name="P24">Lisa sits down by <text:span text:style-name="T168">her friends</text:span> again. </text:p>
      <text:h text:style-name="P239" text:outline-level="3">9d. MEDIUM SHOT FOUNTAIN</text:h>
      <text:p text:style-name="P24"><text:soft-page-break/>Jeff fills water balloons. Dan comes up and <text:span text:style-name="T240">takes balloons out of his pocket, shows them to Jeff, puts them in his shirt, bobbles air. Jeff nods, they laugh.</text:span></text:p>
      <text:h text:style-name="P231" text:outline-level="3">4h. MEDIUM LONG SHOT </text:h>
      <text:p text:style-name="P74"><text:span text:style-name="T117">In background, </text:span><text:span text:style-name="T13">Jeff </text:span><text:span text:style-name="T20">walk</text:span><text:span text:style-name="T87">s</text:span><text:span text:style-name="T20"> </text:span><text:span text:style-name="T88">north</text:span><text:span text:style-name="T20"> from </text:span><text:span text:style-name="T90">the right</text:span><text:span text:style-name="T20"> side of the screen to the </text:span><text:span text:style-name="T90">left</text:span><text:span text:style-name="T20">,</text:span><text:span text:style-name="T13"> hold</text:span><text:span text:style-name="T20">ing</text:span><text:span text:style-name="T13"> t</text:span><text:span text:style-name="T25">wo</text:span><text:span text:style-name="T19"> water balloons</text:span><text:span text:style-name="T13"> in </text:span><text:span text:style-name="T89">front of </text:span><text:span text:style-name="T13">his shirt, </text:span><text:span text:style-name="T20">bobbl</text:span><text:span text:style-name="T35">ing</text:span><text:span text:style-name="T20"> the balloons as though he had breasts</text:span><text:span text:style-name="T13">. </text:span><text:span text:style-name="T108">Dan fills his balloons.</text:span></text:p>
      <text:p text:style-name="P73"><text:span text:style-name="T108">K</text:span><text:span text:style-name="T13">elly, Becky, and the Michelles react in the background. You guys are horrible.</text:span></text:p>
      <text:h text:style-name="P222" text:outline-level="3">5f. MEDIUM CLOSE SHOT - LISA &amp; MARNIE</text:h>
      <text:p text:style-name="P25">Lisa pays no attention.</text:p>
      <text:p text:style-name="P85">LISA</text:p>
      <text:p text:style-name="P147">We can't use angle side angle because the <text:span text:style-name="T147">adjacent </text:span>sides are different.</text:p>
      <text:h text:style-name="P232" text:outline-level="3">4i. MEDIUM LONG SHOT </text:h>
      <text:p text:style-name="P67"><text:span text:style-name="T25">Dan walks</text:span><text:span text:style-name="T20"> </text:span><text:span text:style-name="T27">across the screen</text:span><text:span text:style-name="T25"> </text:span><text:span text:style-name="T34">following</text:span><text:span text:style-name="T25"> Jeff </text:span><text:span text:style-name="T110">(north)</text:span><text:span text:style-name="T20">,</text:span><text:span text:style-name="T25"> hold</text:span><text:span text:style-name="T20">ing</text:span><text:span text:style-name="T25"> three </text:span><text:span text:style-name="T19">water balloons</text:span><text:span text:style-name="T25"> </text:span><text:span text:style-name="T90">in front of</text:span><text:span text:style-name="T25"> his shirt, arches his back, </text:span><text:span text:style-name="T20">bobbles the balloons as though he had </text:span><text:span text:style-name="T25">three</text:span><text:span text:style-name="T20"> breasts</text:span><text:span text:style-name="T25">. </text:span><text:span text:style-name="T90">Adam </text:span><text:span text:style-name="T109">walks through</text:span><text:span text:style-name="T90"> shaking his head.</text:span></text:p>
      <text:p text:style-name="P67"><text:span text:style-name="T90">Lisa’s friends</text:span><text:span text:style-name="T40"> watch them. </text:span><text:span text:style-name="T90">Marnie looks at her friends, </text:span><text:span text:style-name="T109">shock</text:span><text:span text:style-name="T90">ed.</text:span></text:p>
      <text:p text:style-name="P87">LISA</text:p>
      <text:p text:style-name="P136"><text:span text:style-name="T146">We can use angle angle side because the opposite sides are the same</text:span>.</text:p>
      <text:p text:style-name="P38"><text:span text:style-name="T25">Jeff</text:span><text:span text:style-name="T13"> </text:span><text:span text:style-name="T110">walks south across the screen</text:span><text:span text:style-name="T13"> </text:span><text:span text:style-name="T30">a little closer</text:span><text:span text:style-name="T13">, </text:span><text:span text:style-name="T110">bounc</text:span><text:span text:style-name="T13">ing the balloons </text:span><text:span text:style-name="T91">over</text:span><text:span text:style-name="T13"> the back of his shorts like a big butt.</text:span></text:p>
      <text:p text:style-name="P39"><text:span text:style-name="T27">Dan</text:span><text:span text:style-name="T25"> </text:span><text:span text:style-name="T27">follows </text:span><text:span text:style-name="T111">(south)</text:span><text:span text:style-name="T27">, hold</text:span><text:span text:style-name="T25">s one of the balloons </text:span><text:span text:style-name="T27">over the front of</text:span><text:span text:style-name="T25"> his pants and walks across the screen. </text:span><text:span text:style-name="T111">Adam squirts a gun toward them.</text:span><text:span text:style-name="T25"> </text:span></text:p>
      <text:p text:style-name="P87">LISA</text:p>
      <text:p text:style-name="P136">The <text:span text:style-name="T143">length of the opposite side is</text:span> sine <text:span text:style-name="T143">of the adjacent angle times the hypotenuse</text:span>.</text:p>
      <text:p text:style-name="P40"><text:span text:style-name="T13">Jeff</text:span><text:span text:style-name="T25"> </text:span><text:span text:style-name="T13">jumps through like a bunny </text:span><text:span text:style-name="T111">to the north</text:span><text:span text:style-name="T13">, right behind Lisa and </text:span><text:span text:style-name="T92">friends</text:span><text:span text:style-name="T13">, holding balloons only by the ties </text:span><text:span text:style-name="T36">in front of his crotch</text:span><text:span text:style-name="T13">, so they bounce ridiculously.</text:span></text:p>
      <text:p text:style-name="P40"><text:soft-page-break/><text:span text:style-name="T27">Dan </text:span><text:span text:style-name="T13">stumbles through </text:span><text:span text:style-name="T33">sideways</text:span><text:span text:style-name="T13">, right behind Jeff, blowing raspberries into two balloons.</text:span><text:span text:style-name="T25"> </text:span><text:span text:style-name="T13">He faces the camera so we can see his squashed lips betwee</text:span><text:span text:style-name="T31">n</text:span><text:span text:style-name="T13"> the balloons.</text:span></text:p>
      <text:p text:style-name="P71"><text:span text:style-name="T25">A</text:span><text:span text:style-name="T13">dam follows them, pushing them north, away from Lisa. Stop being immature. </text:span><text:span text:style-name="T117">Becky, Kelly, Michelles have had enough and walk north offscreen.</text:span></text:p>
      <text:p text:style-name="P87">LISA</text:p>
      <text:p text:style-name="P136">The <text:span text:style-name="T143">length of the adjacent side is</text:span> <text:span text:style-name="T145">co</text:span>sine<text:span text:style-name="T143"> times the hypotenuse</text:span>.</text:p>
      <text:p text:style-name="P39"><text:span text:style-name="T13">Just when you think they're gone, Dan slowly wanders </text:span><text:span text:style-name="T22">monkey-like</text:span><text:span text:style-name="T13"> onscreen sideways </text:span><text:span text:style-name="T111">(south)</text:span><text:span text:style-name="T22"> very close</text:span><text:span text:style-name="T13"> in the foreground </text:span><text:span text:style-name="T27">with two balloons in</text:span><text:span text:style-name="T28"> </text:span><text:span text:style-name="T111">front</text:span><text:span text:style-name="T27"> of his shorts</text:span><text:span text:style-name="T13"> (we see only from below chest to above knees). </text:span><text:span text:style-name="T26">We hardly see Lisa or </text:span><text:span text:style-name="T111">friends</text:span><text:span text:style-name="T26"> because Dan takes up most of the screen.</text:span><text:span text:style-name="T13"> </text:span><text:span text:style-name="T26">Dan </text:span><text:span text:style-name="T13">stops in front of the camera and </text:span><text:span text:style-name="T29">all we see are his hands</text:span><text:span text:style-name="T13"> fondl</text:span><text:span text:style-name="T29">ing</text:span><text:span text:style-name="T13"> </text:span><text:span text:style-name="T44">balloons</text:span><text:span text:style-name="T29"> in </text:span><text:span text:style-name="T111">front of</text:span><text:span text:style-name="T29"> his shorts</text:span><text:span text:style-name="T13">. </text:span><text:span text:style-name="T117">He continues his monkey walk until he’s offscreen.</text:span></text:p>
      <text:h text:style-name="P223" text:outline-level="3">5g. MEDIUM CLOSE SHOT – LISA &amp; MARNIE</text:h>
      <text:p text:style-name="P113">LISA <text:span text:style-name="T244">(to Marnie)</text:span></text:p>
      <text:p text:style-name="P136"><text:span text:style-name="T148">Let me see how you drew it</text:span>.</text:p>
      <text:p text:style-name="P74"><text:span text:style-name="T117">Marnie is looking at Dan horrified</text:span><text:span text:style-name="T13">. </text:span></text:p>
      <text:h text:style-name="P233" text:outline-level="3">4j. MEDIUM LONG SHOT </text:h>
      <text:p text:style-name="P122"><text:span text:style-name="T21">BECKY </text:span><text:span text:style-name="T25">(OS)</text:span></text:p>
      <text:p text:style-name="P133"><text:span text:style-name="T244">Hey! </text:span>Dan!</text:p>
      <text:p text:style-name="P35"><text:span text:style-name="T118">A</text:span><text:span text:style-name="T25"> water balloon flies across the screen in the foreground. </text:span><text:span text:style-name="T23">Dan </text:span><text:span text:style-name="T118">runs away from the camera (east)</text:span><text:span text:style-name="T23"> </text:span><text:span text:style-name="T28">t</text:span><text:span text:style-name="T111">hrow</text:span><text:span text:style-name="T118">ing</text:span><text:span text:style-name="T28"> </text:span><text:span text:style-name="T111">his</text:span><text:span text:style-name="T28"> balloons </text:span><text:span text:style-name="T119">toward Becky (north)</text:span><text:span text:style-name="T23">. </text:span><text:span text:style-name="T21">Becky</text:span><text:span text:style-name="T13"> chases him </text:span><text:span text:style-name="T25">with a water gun </text:span><text:span text:style-name="T111">in a counter clockwise semi-circle</text:span><text:span text:style-name="T13"> </text:span><text:span text:style-name="T111">around Lisa and friends, then</text:span><text:span text:style-name="T13"> offscreen. </text:span></text:p>
      <text:h text:style-name="P224" text:outline-level="3">5h. MEDIUM CLOSE SHOT – LISA &amp; MARNIE</text:h>
      <text:p text:style-name="P111">LISA</text:p>
      <text:p text:style-name="P152">And that's it! A 17 step proof. That's the longest one <text:span text:style-name="T169">so far</text:span>.</text:p>
      <text:h text:style-name="P242" text:outline-level="3">1. MEDIUM LONG SHOT </text:h>
      <text:p text:style-name="P76"><text:span text:style-name="T21">Jeff and Dan</text:span><text:span text:style-name="T13"> come back on screen </text:span><text:span text:style-name="T122">left to right (south)</text:span><text:span text:style-name="T13"> </text:span><text:span text:style-name="T120">behind Lisa</text:span><text:span text:style-name="T13">. </text:span></text:p>
      <text:p text:style-name="P77"><text:soft-page-break/><text:span text:style-name="T13">M</text:span><text:span text:style-name="T113">R</text:span><text:span text:style-name="T13">. </text:span><text:span text:style-name="T82">O’B</text:span><text:span text:style-name="T113">RIEN</text:span><text:span text:style-name="T13"> </text:span><text:span text:style-name="T123">and other Teachers </text:span><text:span text:style-name="T125">(I’m planning to do a cameo here)</text:span><text:span text:style-name="T123"> </text:span><text:span text:style-name="T24">silently exit a classroom</text:span><text:span text:style-name="T13"> </text:span><text:span text:style-name="T24">behind them</text:span><text:span text:style-name="T13">. Dan </text:span><text:span text:style-name="T112">turns to </text:span><text:span text:style-name="T13">see Mr. </text:span><text:span text:style-name="T82">O’Brien</text:span><text:span text:style-name="T13"> and runs off. </text:span></text:p>
      <text:p text:style-name="P77"><text:span text:style-name="T13">Jeff</text:span><text:span text:style-name="T27"> </text:span><text:span text:style-name="T112">squirts a gun </text:span><text:span text:style-name="T113">from</text:span><text:span text:style-name="T112"> his crotch as if he were peeing</text:span><text:span text:style-name="T13">. </text:span><text:span text:style-name="T123">Teachers look shocked, </text:span><text:span text:style-name="T124">look at each other</text:span><text:span text:style-name="T123">. Mr. O’Brien </text:span><text:span text:style-name="T124">nods that he’ll take care of it and</text:span><text:span text:style-name="T123"> angrily walks toward Jeff. The other teachers </text:span><text:span text:style-name="T124">nod in agreement and</text:span><text:span text:style-name="T123"> walk south.</text:span></text:p>
      <text:h text:style-name="P243" text:outline-level="3">2. MEDIUM SHOT </text:h>
      <text:p text:style-name="P30"><text:span text:style-name="T194">Jeff </text:span><text:span text:style-name="T196">gun-peeing</text:span><text:span text:style-name="T194">, with Mr. </text:span><text:span text:style-name="T195">O’Brien</text:span><text:span text:style-name="T194"> standing right behind him.</text:span></text:p>
      <text:p text:style-name="P85">MR. <text:span text:style-name="T234">O’BRIEN</text:span></text:p>
      <text:p text:style-name="P133">Jeff! What<text:span text:style-name="T144">'</text:span>s in your shorts?</text:p>
      <text:p text:style-name="P3">Startled, Jeff <text:span text:style-name="T245">shoots the water gun at his own face</text:span>.</text:p>
      <text:h text:style-name="P225" text:outline-level="3">5i. MEDIUM CLOSE SHOT LISA &amp; MARNIE</text:h>
      <text:p text:style-name="P31"><text:span text:style-name="T198">Lisa </text:span><text:span text:style-name="T199">finally looks behind her</text:span><text:span text:style-name="T194">.</text:span></text:p>
      <text:p text:style-name="P159">LISA </text:p>
      <text:p text:style-name="P133">What’s <text:span text:style-name="T143">Mr. O’Brien upset about</text:span>?</text:p>
      <text:p text:style-name="P5"><text:span text:style-name="T159">Marnie</text:span> shrugs.</text:p>
      <text:p text:style-name="P85">LISA</text:p>
      <text:p text:style-name="P133">I think I missed something.</text:p>
      <text:h text:style-name="P244" text:outline-level="3">3. MEDIUM SHOT </text:h>
      <text:p text:style-name="P170">Jeff follows Mr. O’Brien into the building. </text:p>
      <text:h text:style-name="P245" text:outline-level="3">4k. MEDIUM LONG SHOT </text:h>
      <text:p text:style-name="P75"><text:span text:style-name="T114">School buzzer rings. </text:span><text:span text:style-name="T115">Adam and Dan walk away, shaking </text:span><text:span text:style-name="T121">their</text:span><text:span text:style-name="T115"> head</text:span><text:span text:style-name="T121">s</text:span><text:span text:style-name="T115"> at Jeff.</text:span></text:p>
      <text:p text:style-name="P72"><text:span text:style-name="T21">Lisa </text:span><text:span text:style-name="T48">and friends</text:span><text:span text:style-name="T21"> pick up their books. </text:span></text:p>
      <text:p text:style-name="P160">MARNIE</text:p>
      <text:p text:style-name="P144"><text:span text:style-name="T246">See you tomorrow</text:span>.</text:p>
      <text:p text:style-name="P112">LISA</text:p>
      <text:p text:style-name="P144"><text:span text:style-name="T246">Bye</text:span>.<text:tab/></text:p>
      <text:p text:style-name="P72"><text:span text:style-name="T49">Friends walk toward parking lot</text:span><text:span text:style-name="T21">. </text:span><text:span text:style-name="T116">Lisa, Kelly, Becky, Michelles walk toward each other.</text:span></text:p>
      <text:h text:style-name="P176" text:outline-level="2"><text:span text:style-name="T4">Lisa</text:span><text:span text:style-name="T2">, 1 </text:span><text:span text:style-name="T3">friend</text:span><text:span text:style-name="T2"> </text:span></text:h>
      <text:p text:style-name="P153"><text:soft-page-break/><text:span text:style-name="T2">M</text:span><text:span text:style-name="T1">ar 24</text:span></text:p>
      <text:h text:style-name="P178" text:outline-level="3"><text:span text:style-name="T247">(if we have time) </text:span>EXT. COURTYARD</text:h>
      <text:p text:style-name="P1">The school buzzer rings. Lisa <text:span text:style-name="T249">walks up ready for cheer practice.</text:span> <text:span text:style-name="T249">She </text:span>looks for the other cheerleaders. They aren’t there.</text:p>
      <text:h text:style-name="P246" text:outline-level="3"><text:span text:style-name="T247">(if we have time) EX</text:span>T. GYM</text:h>
      <text:p text:style-name="P1">Lisa looks for the other cheerleaders. <text:span text:style-name="T172">No one is there.</text:span> </text:p>
      <text:h text:style-name="P247" text:outline-level="3"><text:span text:style-name="T249">11. </text:span>EXT. <text:span text:style-name="T233">PHYSICAL PLANT</text:span></text:h>
      <text:p text:style-name="P2"><text:span text:style-name="T233">Rusty equipment and barrels in background. Marnie</text:span> <text:span text:style-name="T171">walks through</text:span>. Lisa <text:span text:style-name="T171">approaches</text:span>.</text:p>
      <text:p text:style-name="P84">LISA</text:p>
      <text:p text:style-name="P132"><text:span text:style-name="T139">Have you seen the cheerleaders</text:span>?</text:p>
      <text:p text:style-name="P90">MARNIE</text:p>
      <text:p text:style-name="P148"><text:span text:style-name="T151">T</text:span>hey're out on the field. Football practice was cancel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next-style-name="Standard" style:default-outline-level="1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2" style:display-name="Heading 2" style:family="paragraph" style:next-style-name="Standard" style:default-outline-level="2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3" style:display-name="Heading 3" style:family="paragraph" style:next-style-name="Standard" style:default-outline-level="3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Document_20_Map" style:display-name="Document Map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59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126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6</text:page-number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Oldham movie could be the next Rocky Horror Picture Show</dc:title>
    <meta:initial-creator>Unknown User</meta:initial-creator>
    <meta:creation-date>2009-10-28T16:26:00</meta:creation-date>
    <dc:date>2018-03-25T07:19:04.922988704</dc:date>
    <meta:editing-cycles>1056</meta:editing-cycles>
    <meta:editing-duration>P51DT17H36M35S</meta:editing-duration>
    <meta:generator>LibreOffice/5.1.6.2$Linux_X86_64 LibreOffice_project/10m0$Build-2</meta:generator>
    <meta:print-date>2018-03-23T20:55:26.886753431</meta:print-date>
    <meta:document-statistic meta:table-count="0" meta:image-count="0" meta:object-count="0" meta:page-count="16" meta:paragraph-count="375" meta:word-count="2997" meta:character-count="17144" meta:non-whitespace-character-count="14418"/>
    <meta:template xlink:type="simple" xlink:actuate="onRequest" xlink:title="Normal.dotm" xlink:href=""/>
  </office:meta>
</office:document-meta>
</file>